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svm" manifest:media-type=""/>
  <manifest:file-entry manifest:full-path="Pictures/10000201000009C4000009C41F186068C7C37A7C.png" manifest:media-type="image/png"/>
  <manifest:file-entry manifest:full-path="Pictures/10000201000001A4000001A48330C44903AA79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315cm" fo:padding-top="0.13cm" fo:padding-bottom="0.13cm" fo:padding-left="0.55cm" fo:padding-right="0.25cm" fo:wrap-option="wrap"/>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127cm" fo:min-width="20.368cm" fo:padding-top="0.13cm" fo:padding-bottom="0.13cm" fo:padding-left="0.55cm" fo:padding-right="0.25cm" fo:wrap-option="wrap"/>
    </style:style>
    <style:style style:name="gr9" style:family="graphic" style:parent-style-name="standard">
      <style:graphic-properties draw:stroke="none" svg:stroke-width="0cm" draw:fill="solid" draw:fill-color="#95b3d7" draw:textarea-vertical-align="middle" draw:auto-grow-height="false" draw:fit-to-size="false" style:shrink-to-fit="false" fo:min-height="2.127cm" fo:min-width="20.277cm" fo:padding-top="0.13cm" fo:padding-bottom="0.13cm" fo:padding-left="0.55cm" fo:padding-right="0.25cm" fo:wrap-option="wrap"/>
    </style:style>
    <style:style style:name="gr10" style:family="graphic" style:parent-style-name="standard">
      <style:graphic-properties draw:stroke="none" svg:stroke-width="0cm" draw:fill="solid" draw:fill-color="#95b3d7" draw:textarea-vertical-align="middle" draw:auto-grow-height="false" draw:fit-to-size="false" style:shrink-to-fit="false" fo:min-height="2.027cm" fo:min-width="20.322cm" fo:padding-top="0.13cm" fo:padding-bottom="0.13cm" fo:padding-left="0.55cm" fo:padding-right="0.25cm" fo:wrap-option="wrap"/>
    </style:style>
    <style:style style:name="gr11" style:family="graphic" style:parent-style-name="standard">
      <style:graphic-properties draw:stroke="none" svg:stroke-width="0cm" draw:fill="solid" draw:fill-color="#95b3d7" draw:textarea-vertical-align="middle" draw:auto-grow-height="false" draw:fit-to-size="false" style:shrink-to-fit="false" fo:min-height="2.027cm" fo:min-width="20.262cm" fo:padding-top="0.13cm" fo:padding-bottom="0.13cm" fo:padding-left="0.5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7.393cm" fo:min-width="10.634cm" fo:padding-top="0.15cm" fo:padding-bottom="0.15cm" fo:padding-left="0.275cm" fo:padding-right="0.275cm" draw:shadow-opacity="0%"/>
    </style:style>
    <style:style style:name="gr14"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625cm" fo:min-width="14.741cm" fo:padding-top="0.151cm" fo:padding-bottom="0.151cm" fo:padding-left="0.276cm" fo:padding-right="0.276cm" draw:shadow-opacity="0%"/>
    </style:style>
    <style:style style:name="gr15"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255cm" fo:min-width="11.117cm" fo:padding-top="0.151cm" fo:padding-bottom="0.151cm" fo:padding-left="0.276cm" fo:padding-right="0.276cm" draw:shadow-opacity="0%"/>
    </style:style>
    <style:style style:name="gr1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307cm" fo:min-width="5.699cm" fo:padding-top="0.15cm" fo:padding-bottom="0.15cm" fo:padding-left="0.275cm" fo:padding-right="0.275cm" draw:shadow-opacity="0%"/>
    </style:style>
    <style:style style:name="gr1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956cm" fo:min-width="4.769cm" fo:padding-top="0.15cm" fo:padding-bottom="0.15cm" fo:padding-left="0.275cm" fo:padding-right="0.275cm" draw:shadow-opacity="0%"/>
    </style:style>
    <style:style style:name="gr18" style:family="graphic" style:parent-style-name="standard">
      <style:graphic-properties draw:stroke="none" svg:stroke-color="#000000" draw:fill="none" draw:fill-color="#ffffff" draw:auto-grow-height="true" draw:auto-grow-width="false" fo:max-height="0cm" fo:min-height="0.746cm"/>
    </style:style>
    <style:style style:name="gr1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0.691cm" fo:min-width="2.351cm" fo:padding-top="0.15cm" fo:padding-bottom="0.15cm" fo:padding-left="0.275cm" fo:padding-right="0.275cm" draw:shadow-opacity="0%"/>
    </style:style>
    <style:style style:name="gr20"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549cm" fo:min-width="6.75cm" fo:padding-top="0.15cm" fo:padding-bottom="0.15cm" fo:padding-left="0.275cm" fo:padding-right="0.275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outline1" style:list-style-name="L7">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co1" style:family="table-column">
      <style:table-column-properties style:column-width="5.874cm" style:use-optimal-column-width="false"/>
    </style:style>
    <style:style style:name="co2" style:family="table-column">
      <style:table-column-properties style:column-width="17.302cm" style:use-optimal-column-width="false"/>
    </style:style>
    <style:style style:name="ro1" style:family="table-row">
      <style:table-row-properties style:row-height="1.032cm"/>
    </style:style>
    <style:style style:name="ro2" style:family="table-row">
      <style:table-row-properties style:row-height="1.041cm"/>
    </style:style>
    <style:style style:name="ro3" style:family="table-row">
      <style:table-row-properties style:row-height="1.129cm"/>
    </style:style>
    <style:style style:name="ro4" style:family="table-row">
      <style:table-row-properties style:row-height="1.146cm"/>
    </style:style>
    <style:style style:name="ro5" style:family="table-row">
      <style:table-row-properties style:row-height="1.14cm"/>
    </style:style>
    <style:style style:name="ro6" style:family="table-row">
      <style:table-row-properties style:row-height="1.062cm"/>
    </style:style>
    <style:style style:name="ro7" style:family="table-row">
      <style:table-row-properties style:row-height="0.964cm"/>
    </style:style>
    <style:style style:name="ro8" style:family="table-row">
      <style:table-row-properties style:row-height="1.105cm"/>
    </style:style>
    <style:style style:name="ro9" style:family="table-row">
      <style:table-row-properties style:row-height="1.088cm"/>
    </style:style>
    <style:style style:name="ro10" style:family="table-row">
      <style:table-row-properties style:row-height="1.065cm"/>
    </style:style>
    <style:style style:name="ro11" style:family="table-row">
      <style:table-row-properties style:row-height="1.232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style:paragraph-properties fo:margin-left="0cm" fo:margin-right="0cm" fo:margin-top="0.5cm" fo:margin-bottom="0cm" fo:line-height="100%" fo:text-align="start" fo:text-indent="0cm"/>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text-align="start" style:writing-mode="lr-tb"/>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style:writing-mode="lr-tb"/>
    </style:style>
    <style:style style:name="P11" style:family="paragraph">
      <loext:graphic-properties draw:fill="none"/>
      <style:paragraph-properties fo:text-align="start" style:font-independent-line-spacing="true"/>
      <style:text-properties fo:font-size="26pt" style:font-size-asian="26pt" style:font-size-complex="26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line-height="100%" fo:text-align="start" style:font-independent-line-spacing="true"/>
      <style:text-properties fo:font-size="22pt" style:font-size-asian="22pt" style:font-size-complex="22pt"/>
    </style:style>
    <style:style style:name="P14" style:family="paragraph">
      <style:paragraph-properties fo:margin-top="0cm" fo:margin-bottom="0cm" fo:line-height="100%" fo:text-align="start" style:writing-mode="lr-tb"/>
    </style:style>
    <style:style style:name="P15" style:family="paragraph">
      <loext:graphic-properties draw:fill="none" draw:fill-color="#ffffff"/>
      <style:paragraph-properties fo:text-align="start" style:font-independent-line-spacing="true"/>
      <style:text-properties fo:font-size="18pt" style:font-size-asian="18pt" style:font-size-complex="18pt"/>
    </style:style>
    <style:style style:name="P16" style:family="paragraph">
      <style:paragraph-properties fo:margin-left="0cm" fo:margin-right="0cm" fo:margin-top="0cm" fo:margin-bottom="0cm" fo:line-height="115%" fo:text-align="start" fo:text-indent="0cm" style:writing-mode="lr-tb"/>
    </style:style>
    <style:style style:name="P17"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18" style:family="paragraph">
      <style:paragraph-properties fo:margin-left="0cm" fo:margin-right="0cm" fo:margin-top="0cm" fo:margin-bottom="0cm" fo:line-height="100%" fo:text-align="start" fo:text-indent="0cm" style:writing-mode="lr-tb"/>
      <style:text-properties fo:color="#000000"/>
    </style:style>
    <style:style style:name="P19" style:family="paragraph">
      <loext:graphic-properties draw:fill="none"/>
      <style:paragraph-properties fo:text-align="start" style:font-independent-line-spacing="true"/>
      <style:text-properties fo:color="#000000" fo:font-size="24pt" style:font-size-asian="24pt" style:font-size-complex="24pt"/>
    </style:style>
    <style:style style:name="P20" style:family="paragraph">
      <style:paragraph-properties fo:margin-left="0cm" fo:margin-right="0cm" fo:margin-top="0cm" fo:margin-bottom="0cm" style:line-height-at-least="0cm" fo:text-align="start" fo:text-indent="0cm" style:writing-mode="lr-tb"/>
    </style:style>
    <style:style style:name="P21" style:family="paragraph">
      <loext:graphic-properties draw:fill="none"/>
      <style:paragraph-properties fo:text-align="start" style:font-independent-line-spacing="true"/>
      <style:text-properties fo:font-size="23pt" style:font-size-asian="23pt" style:font-size-complex="23pt"/>
    </style:style>
    <style:style style:name="P22" style:family="paragraph">
      <loext:graphic-properties draw:fill="none"/>
      <style:paragraph-properties fo:text-align="start" style:font-independent-line-spacing="true"/>
      <style:text-properties fo:color="#000000" fo:font-size="26pt" style:font-size-asian="26pt" style:font-size-complex="26pt"/>
    </style:style>
    <style:style style:name="P23" style:family="paragraph">
      <loext:graphic-properties draw:fill="none"/>
      <style:paragraph-properties fo:text-align="start" style:font-independent-line-spacing="true"/>
      <style:text-properties fo:font-size="20pt" style:font-size-asian="20pt" style:font-size-complex="20pt"/>
    </style:style>
    <style:style style:name="P24" style:family="paragraph">
      <style:paragraph-properties style:writing-mode="lr-tb"/>
      <style:text-properties fo:color="#000000"/>
    </style:style>
    <style:style style:name="P25" style:family="paragraph">
      <loext:graphic-properties draw:fill="none"/>
      <style:paragraph-properties fo:text-align="start" style:font-independent-line-spacing="true"/>
      <style:text-properties fo:color="#000000" fo:font-size="18pt"/>
    </style:style>
    <style:style style:name="P26" style:family="paragraph">
      <loext:graphic-properties draw:fill="none"/>
      <style:paragraph-properties fo:text-align="start" style:font-independent-line-spacing="true"/>
      <style:text-properties fo:font-size="24pt" style:font-size-asian="24pt" style:font-size-complex="24pt"/>
    </style:style>
    <style:style style:name="P2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28" style:family="paragraph">
      <loext:graphic-properties draw:fill="none"/>
      <style:paragraph-properties fo:text-align="start" style:font-independent-line-spacing="true"/>
      <style:text-properties fo:font-size="22pt" style:font-size-asian="22pt" style:font-size-complex="22pt"/>
    </style:style>
    <style:style style:name="P29" style:family="paragraph">
      <style:paragraph-properties fo:margin-left="0cm" fo:margin-right="0cm" fo:margin-top="0cm" fo:margin-bottom="0cm" fo:line-height="115%" fo:text-align="start" fo:text-indent="0cm" style:writing-mode="lr-tb"/>
      <style:text-properties fo:font-size="26pt" style:font-size-asian="26pt" style:font-size-complex="26pt"/>
    </style:style>
    <style:style style:name="P30" style:family="paragraph">
      <loext:graphic-properties draw:fill="none"/>
      <style:paragraph-properties fo:line-height="115%" fo:text-align="start" style:writing-mode="lr-tb" style:font-independent-line-spacing="true"/>
      <style:text-properties fo:font-size="26pt" style:font-size-asian="26pt" style:font-size-complex="26pt"/>
    </style:style>
    <style:style style:name="P3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14pt"/>
    </style:style>
    <style:style style:name="P32" style:family="paragraph">
      <loext:graphic-properties draw:fill="none"/>
      <style:paragraph-properties fo:line-height="115%" fo:text-align="start" style:writing-mode="lr-tb" style:font-independent-line-spacing="true"/>
      <style:text-properties fo:color="#333333" fo:font-size="28pt" style:font-size-asian="28pt" style:font-size-complex="28pt"/>
    </style:style>
    <style:style style:name="P33" style:family="paragraph">
      <loext:graphic-properties draw:fill="none"/>
      <style:paragraph-properties fo:text-align="start" style:font-independent-line-spacing="true"/>
      <style:text-properties fo:font-size="28pt" style:font-size-asian="28pt" style:font-size-complex="28pt"/>
    </style:style>
    <style:style style:name="P3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14pt"/>
    </style:style>
    <style:style style:name="P35" style:family="paragraph">
      <loext:graphic-properties draw:fill="none"/>
      <style:paragraph-properties fo:line-height="115%" fo:text-align="start" style:writing-mode="lr-tb" style:font-independent-line-spacing="true"/>
      <style:text-properties fo:color="#333333" fo:font-size="22pt" style:font-size-asian="22pt" style:font-size-complex="22pt"/>
    </style:style>
    <style:style style:name="P36" style:family="paragraph">
      <loext:graphic-properties draw:fill="none"/>
      <style:paragraph-properties fo:line-height="115%" fo:text-align="start" style:writing-mode="lr-tb" style:font-independent-line-spacing="true"/>
      <style:text-properties fo:color="#333333" fo:font-size="26pt" style:font-size-asian="26pt" style:font-size-complex="26pt"/>
    </style:style>
    <style:style style:name="P3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28pt" style:font-size-asian="28pt" style:font-size-complex="28pt"/>
    </style:style>
    <style:style style:name="P38" style:family="paragraph">
      <loext:graphic-properties draw:fill="none"/>
      <style:paragraph-properties fo:text-align="start" style:font-independent-line-spacing="true"/>
      <style:text-properties fo:font-size="16pt" style:font-size-asian="16pt" style:font-size-complex="16pt"/>
    </style:style>
    <style:style style:name="P39" style:family="paragraph">
      <loext:graphic-properties draw:fill="none"/>
      <style:paragraph-properties fo:text-align="center"/>
    </style:style>
    <style:style style:name="P40" style:family="paragraph">
      <loext:graphic-properties draw:fill="solid" draw:fill-color="#729fcf" draw:opacity="0%"/>
      <style:paragraph-properties fo:text-align="center"/>
    </style:style>
    <style:style style:name="P41"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94070a"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4070a"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0"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2"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7"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8" style:family="text">
      <style:text-properties fo:font-variant="normal" fo:text-transform="none" fo:color="#111111"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0"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2"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43434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9"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30"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2" style:family="text">
      <style:text-properties fo:font-size="6pt" style:font-size-asian="6pt" style:font-size-complex="6pt"/>
    </style:style>
    <style:style style:name="T33"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4" style:family="text">
      <style:text-properties fo:font-variant="normal" fo:text-transform="none" fo:color="#99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5" style:family="text">
      <style:text-properties fo:color="#990000" fo:font-size="6pt" style:font-size-asian="6pt" style:font-size-complex="6pt"/>
    </style:style>
    <style:style style:name="T3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7" style:family="text">
      <style:text-properties fo:font-variant="normal" fo:text-transform="none" fo:color="#3366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39"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0"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4" style:family="text">
      <style:text-properties fo:font-variant="normal" fo:text-transform="none" fo:color="#cc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5" style:family="text">
      <style:text-properties fo:font-variant="normal" fo:text-transform="none" fo:color="#434343"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46" style:family="text">
      <style:text-properties fo:font-variant="normal" fo:text-transform="none" fo:color="#33333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7" style:family="text">
      <style:text-properties fo:font-variant="normal" fo:text-transform="none" fo:color="#33333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8"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9" style:family="text">
      <style:text-properties fo:font-variant="normal" fo:text-transform="non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0" style:family="text">
      <style:text-properties fo:font-variant="normal" fo:text-transform="none" fo:color="#00006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2" style:family="text">
      <style:text-properties fo:font-variant="normal" fo:text-transform="none" fo:color="#33333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3" style:family="text">
      <style:text-properties fo:font-variant="normal" fo:text-transform="none" fo:color="#333333"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4" style:family="text">
      <style:text-properties fo:font-variant="normal" fo:text-transform="none" fo:color="#434343"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5" style:family="text">
      <style:text-properties fo:font-variant="normal" fo:text-transform="none" fo:color="#3333ff"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7" style:family="text">
      <style:text-properties fo:font-variant="normal" fo:text-transform="none" fo:color="#434343" style:text-line-through-style="none" style:text-line-through-type="none" style:text-position="0% 100%" style:font-name="Arial" fo:font-size="22pt" fo:letter-spacing="normal"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58"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9"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tyle-asian="normal" style:font-weight-asian="normal" style:font-style-complex="normal" style:font-weight-complex="normal"/>
    </style:style>
    <style:style style:name="T61"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2" style:family="text">
      <style:text-properties fo:font-variant="normal" fo:text-transform="none" fo:color="#434343" style:text-line-through-style="none" style:text-line-through-type="none" style:text-position="0% 100%" style:font-name="Arial" fo:font-size="16pt" fo:letter-spacing="normal"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3" style:family="text">
      <style:text-properties fo:font-variant="normal" fo:text-transform="none" fo:color="#333333"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742cm" text:min-label-width="0.528cm"/>
        <style:text-properties fo:color="#434343"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7">
      <text:list-level-style-bullet text:level="1" text:bullet-char="">
        <style:list-level-properties text:space-before="0.742cm" text:min-label-width="0.528cm"/>
        <style:text-properties fo:font-family="OpenSymbol" style:font-charset="x-symbol" fo:color="#434343" fo:font-size="5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508cm" text:min-label-width="0.635cm"/>
        <style:text-properties style:font-name="Arial1" fo:color="#434343" fo:font-size="100%"/>
      </text:list-level-style-bullet>
      <text:list-level-style-bullet text:level="2" text:bullet-char="–">
        <style:list-level-properties text:space-before="1.499cm" text:min-label-width="0.88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fo:color="#000000" fo:font-size="4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4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3 – Bash Script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7"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 text:style-name="P6"><text:span text:style-name="T6">https://github.com/bertocco/abilita_info_units_1920</text:span></text:p>
            <text:p><text:span text:style-name="T5"/></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9" draw:layer="layout" svg:width="21.212cm" svg:height="2.286cm" svg:x="0cm" svg:y="-0.001cm">
          <text:p text:style-name="P8"><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7" draw:layer="layout" svg:width="24.384cm" svg:height="14.223cm" svg:x="1.016cm" svg:y="3.302cm" presentation:class="outline" presentation:user-transformed="true">
          <draw:text-box>
            <text:list text:style-name="L2">
              <text:list-item>
                <text:p text:style-name="P5"><text:span text:style-name="T7"><text:s/></text:span><text:span text:style-name="T7">Bash scripting programming:</text:span></text:p>
              </text:list-item>
            </text:list>
            <text:list text:style-name="L4">
              <text:list-item>
                <text:list>
                  <text:list-item>
                    <text:p text:style-name="P10"><text:span text:style-name="T7">Scripts</text:span></text:p>
                  </text:list-item>
                </text:list>
              </text:list-item>
            </text:list>
            <text:list text:style-name="L2">
              <text:list-item>
                <text:list>
                  <text:list-item>
                    <text:p text:style-name="P10"><text:span text:style-name="T7">Variables</text:span></text:p>
                  </text:list-item>
                  <text:list-item>
                    <text:p text:style-name="P10"><text:span text:style-name="T7">Main programming elements (if, for, while,…)</text:span></text:p>
                  </text:list-item>
                  <text:list-item>
                    <text:p text:style-name="P10"><text:span text:style-name="T7">Examples (using files)</text:span></text:p>
                  </text:list-item>
                  <text:list-item>
                    <text:p text:style-name="P10"><text:span text:style-name="T7">Basic `sed`</text:span></text:p>
                  </text:list-item>
                </text:list>
              </text:list-item>
            </text:list>
            <text:list text:style-name="L4">
              <text:list-item>
                <text:list>
                  <text:list-item>
                    <text:p text:style-name="P10"><text:span text:style-name="T7">Basic `awk`</text:span></text:p>
                  </text:list-item>
                </text:list>
              </text:list-item>
            </text:list>
            <text:list text:style-name="L2">
              <text:list-item>
                <text:list>
                  <text:list-header>
                    <text:p text:style-name="P10"><text:span text:style-name="T7"/></text:p>
                  </text:list-header>
                </text:list>
                <text:p text:style-name="P5"><text:span text:style-name="T7"/></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7" draw:layer="layout" svg:width="23.621cm" svg:height="14.223cm" svg:x="1.016cm" svg:y="3.302cm" presentation:class="outline" presentation:user-transformed="true">
          <draw:text-box>
            <text:p text:style-name="P5"><text:span text:style-name="T7">Many shells have scripting abilities: </text:span></text:p>
            <text:p text:style-name="P5"><text:span text:style-name="T8">Executes </text:span><text:span text:style-name="T9">sequentially multiple commands written in a script</text:span><text:span text:style-name="T7"> as if they were typed from the keyboard. </text:span></text:p>
            <text:p text:style-name="P5"><text:span text:style-name="T7">Most shells offer </text:span><text:span text:style-name="T10">additional programming constructs</text:span><text:span text:style-name="T7"> that extend the scripting feature into a programming languag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11" draw:layer="layout" svg:width="23.621cm" svg:height="0.883cm" svg:x="0.574cm" svg:y="2.994cm" presentation:class="outline" presentation:user-transformed="true">
          <draw:text-box>
            <text:p text:style-name="P5"><text:span text:style-name="T11">A script is, in the simplest case, a list of system commands stored in a file.</text:span></text:p>
            <text:p text:style-name="P5"><text:span text:style-name="T11">Place commands in a script is useful</text:span></text:p>
            <text:list text:style-name="L3">
              <text:list-item>
                <text:p text:style-name="P5"><text:span text:style-name="T11">to avoid having to retype them time and again </text:span></text:p>
              </text:list-item>
              <text:list-item>
                <text:p text:style-name="P5"><text:span text:style-name="T11">to be able to modify and customize the script <text:s/>for a particular application </text:span></text:p>
              </text:list-item>
              <text:list-item>
                <text:p text:style-name="P5"><text:span text:style-name="T11">to use the script as a program/command</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What is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3" draw:layer="layout" svg:width="23.621cm" svg:height="0.883cm" svg:x="0.574cm" svg:y="3.185cm" presentation:class="outline" presentation:user-transformed="true">
          <draw:text-box>
            <text:p text:style-name="P12"><text:span text:style-name="T12">Every script starts with the sha-bang (#!)</text:span><text:span text:style-name="T13"> at the head, </text:span><text:span text:style-name="T12">followed by the full path name of an interpreter. </text:span></text:p>
            <text:p text:style-name="P12"><text:span text:style-name="T12"/></text:p>
            <text:p text:style-name="P12"><text:span text:style-name="T14">Examples:</text:span></text:p>
            <text:p text:style-name="P12"><text:span text:style-name="T14">#!/bin/sh</text:span></text:p>
            <text:p text:style-name="P12"><text:span text:style-name="T14">#!/bin/bash</text:span></text:p>
            <text:p text:style-name="P12"><text:span text:style-name="T14">#!/usr/bin/perl</text:span></text:p>
            <text:p text:style-name="P12"><text:span text:style-name="T14"/></text:p>
            <text:p text:style-name="P12"><text:span text:style-name="T14">This tells your system that the file is a set of commands to be fed to the command interpreter indicated by the path. </text:span></text:p>
            <text:p text:style-name="P12"><text:span text:style-name="T14"/></text:p>
            <text:p text:style-name="P12"><text:span text:style-name="T14">The command interpreter executes the commands in the script, starting at the top (the line following the sha-bang line), and ignoring comments.</text:span></text:p>
            <text:p text:style-name="P12"><text:span text:style-name="T1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The sha-bang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15" draw:layer="layout" svg:width="15.239cm" svg:height="11.429cm" svg:x="1.905cm" svg:y="12.065cm" presentation:class="notes" presentation:user-transformed="true">
            <draw:text-box>
              <text:p text:style-name="P14"><text:span text:style-name="T15">The path given at the "sha-bang" must be correct, otherwise an error message -- usually "Command not found." -- will be the only result of running the script.</text:span></text:p>
              <text:p text:style-name="P14"><text:span text:style-name="T15"/></text:p>
              <text:p text:style-name="P14"><text:span text:style-name="T15">The #! line in a shell script will be the first thing the command interpreter (sh or bash) sees. Since this line begins with a #, it will be correctly interpreted as a comment when the command interpreter finally executes the script. The line has already served its purpose - calling the command interpreter.</text:span></text:p>
              <text:p text:style-name="P14"><text:span text:style-name="T15"/></text:p>
              <text:p text:style-name="P14"><text:span text:style-name="T15">If, in fact, the script includes an extra #! line, then bash will interpret it as a comment.</text:span></text:p>
              <text:p text:style-name="P14"><text:span text:style-name="T15"/></text:p>
              <text:p text:style-name="P14"><text:span text:style-name="T15"/></text:p>
            </draw:text-box>
          </draw:frame>
        </presentation:notes>
      </draw:page>
      <draw:page draw:name="page7"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xecute th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24.943cm" svg:height="15.55cm" svg:x="0cm" svg:y="2.393cm" presentation:class="outline" presentation:user-transformed="true">
          <draw:text-box>
            <text:list text:style-name="L4">
              <text:list-item>
                <text:p text:style-name="P16"><text:span text:style-name="T13"><text:s/></text:span><text:span text:style-name="T12">The script execution requires the script has “execute” permissions</text:span><text:span text:style-name="T13">:</text:span></text:p>
              </text:list-item>
            </text:list>
            <text:p text:style-name="P12"><text:span text:style-name="T13"><text:s text:c="4"/></text:span><text:span text:style-name="T14">chmod +rx scriptname (gives everyone read/execute permission)</text:span></text:p>
            <text:p text:style-name="P12"><text:span text:style-name="T14"><text:s text:c="4"/></text:span><text:span text:style-name="T14">chmod u+rx scriptname (gives only the script owner read/execute <text:s text:c="49"/>permission)</text:span></text:p>
            <text:p text:style-name="P12"><text:span text:style-name="T14"/></text:p>
            <text:list text:continue-numbering="true" text:style-name="L4">
              <text:list-item>
                <text:p text:style-name="P16"><text:span text:style-name="T14"><text:s/></text:span><text:span text:style-name="T14">The script can be executed issuing:</text:span></text:p>
                <text:p text:style-name="P16"><text:span text:style-name="T14">./scriptname</text:span></text:p>
                <text:p text:style-name="P16"><text:span text:style-name="T14"/></text:p>
              </text:list-item>
              <text:list-item>
                <text:p text:style-name="P16"><text:span text:style-name="T14"><text:s/></text:span><text:span text:style-name="T14">The</text:span><text:span text:style-name="T13"> </text:span><text:span text:style-name="T12">script</text:span><text:span text:style-name="T13"> </text:span><text:span text:style-name="T14">can be made</text:span><text:span text:style-name="T13"> </text:span><text:span text:style-name="T12">available as a command</text:span><text:span text:style-name="T13">:</text:span></text:p>
                <text:list>
                  <text:list-item>
                    <text:p text:style-name="P10"><text:span text:style-name="T14"><text:s/></text:span><text:span text:style-name="T14">moving the script to /usr/local/bin (as root), making it available to all users as a system wide executable. The script could then be invoked by simply typing scriptname [ENTER] from the command-line. </text:span></text:p>
                  </text:list-item>
                </text:list>
              </text:list-item>
            </text:list>
            <text:list text:style-name="L3">
              <text:list-item>
                <text:list>
                  <text:list-item>
                    <text:p text:style-name="P10"><text:span text:style-name="T14">Including the directory containing the script in the user's $PATH </text:span></text:p>
                  </text:list-item>
                </text:list>
              </text:list-item>
            </text:list>
            <text:p text:style-name="P12"><text:span text:style-name="T13"/></text:p>
            <text:p text:style-name="P12"><text:span text:style-name="T13"/></text:p>
            <text:p text:style-name="P12"><text:span text:style-name="T13"/></text:p>
            <text:p text:style-name="P12"><text:span text:style-name="T13"/></text:p>
            <text:list text:style-name="L2">
              <text:list-header>
                <text:p text:style-name="P16"><text:span text:style-name="T16"/></text:p>
                <text:p text:style-name="P16"><text:span text:style-name="T17"/></text:p>
              </text:list-header>
            </text:list>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xercise: a first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24.943cm" svg:height="13.487cm" svg:x="0.457cm" svg:y="3.293cm" presentation:class="outline" presentation:user-transformed="true">
          <draw:text-box>
            <text:list text:style-name="L4">
              <text:list-item>
                <text:p text:style-name="P16"><text:span text:style-name="T13"><text:s/></text:span><text:span text:style-name="T18">Write a script that upon invocation</text:span></text:p>
              </text:list-item>
            </text:list>
            <text:list text:style-name="L6">
              <text:list-item>
                <text:list>
                  <text:list-item>
                    <text:p text:style-name="P10"><text:span text:style-name="T18">Says “Hello!”</text:span></text:p>
                  </text:list-item>
                  <text:list-item>
                    <text:p text:style-name="P10"><text:span text:style-name="T18">shows the time and date</text:span></text:p>
                  </text:list-item>
                  <text:list-item>
                    <text:p text:style-name="P10"><text:span text:style-name="T18">The script then saves this information to a logfile</text:span></text:p>
                    <text:p text:style-name="P10"><text:span text:style-name="T18"/></text:p>
                  </text:list-item>
                </text:list>
              </text:list-item>
            </text:list>
            <text:list text:style-name="L4">
              <text:list-item>
                <text:p text:style-name="P16"><text:span text:style-name="T18"><text:s/></text:span><text:span text:style-name="T18">Make the script executable</text:span></text:p>
                <text:p text:style-name="P16"><text:span text:style-name="T18"/></text:p>
              </text:list-item>
              <text:list-item>
                <text:p text:style-name="P16"><text:span text:style-name="T18"><text:s/></text:span><text:span text:style-name="T18">Execute the script</text:span></text:p>
                <text:p text:style-name="P16"><text:span text:style-name="T18"/></text:p>
              </text:list-item>
              <text:list-item>
                <text:p text:style-name="P16"><text:span text:style-name="T18"><text:s/></text:span><text:span text:style-name="T18">Make the script available as a command</text:span></text:p>
              </text:list-item>
            </text:list>
            <text:list text:style-name="L6">
              <text:list-item>
                <text:list>
                  <text:list-header>
                    <text:p text:style-name="P10"><text:span text:style-name="T18"/></text:p>
                  </text:list-header>
                </text:list>
              </text:list-item>
            </text:list>
            <text:list text:style-name="L1">
              <text:list-header>
                <text:p text:style-name="P10"><text:span text:style-name="T18"/></text:p>
              </text:list-header>
            </text:list>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pecial character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25.4cm" svg:height="15.55cm" svg:x="0cm" svg:y="2.593cm" presentation:class="outline" presentation:user-transformed="true">
          <draw:text-box>
            <text:list text:style-name="L4">
              <text:list-item>
                <text:p text:style-name="P16"><text:span text:style-name="T13"><text:s/></text:span><text:span text:style-name="T14">Special characters have a meaning beyond its literal meaning</text:span></text:p>
                <text:p text:style-name="P16"><text:span text:style-name="T19"/></text:p>
              </text:list-item>
            </text:list>
            <text:p text:style-name="P16"><text:span text:style-name="T20">Comments [#]</text:span><text:span text:style-name="T15">. </text:span><text:span text:style-name="T21">Lines beginning with a # (with the exception of #!)</text:span></text:p>
            <text:p text:style-name="P16"><text:span text:style-name="T21"># This line is a comment.</text:span></text:p>
            <text:p text:style-name="P16"><text:span text:style-name="T21">Comments may also occur following the end of a command.</text:span></text:p>
            <text:p text:style-name="P16"><text:span text:style-name="T21">echo "A comment will follow." # Comment here.</text:span></text:p>
            <text:p text:style-name="P16"><text:span text:style-name="T21">Comments may also follow whitespace at the beginning of a line.</text:span></text:p>
            <text:p text:style-name="P16"><text:span text:style-name="T21"><text:s text:c="4"/></text:span><text:span text:style-name="T21"># Note </text:span></text:p>
            <text:p text:style-name="P16"><text:span text:style-name="T21"/></text:p>
            <text:p text:style-name="P16"><text:span text:style-name="T20">Command separator [semicolon ;]</text:span><text:span text:style-name="T15"> </text:span><text:span text:style-name="T21">Permits putting two or more commands on the same line.</text:span></text:p>
            <text:p text:style-name="P16"><text:span text:style-name="T21">echo hello; echo world</text:span></text:p>
            <text:p text:style-name="P16"><text:span text:style-name="T15"/></text:p>
            <text:p text:style-name="P16"><text:span text:style-name="T20">Escape [backslash \]</text:span><text:span text:style-name="T15"> </text:span><text:span text:style-name="T21">This is a mechanism to express litterally a special charactrer.</text:span></text:p>
            <text:p text:style-name="P16"><text:span text:style-name="T21">For example the \ may be used to escape " and ' echoing a string:</text:span></text:p>
            <text:p text:style-name="P16"><text:span text:style-name="T21">echo This is a double quote \” <text:s/># This is a double quote ”</text:span></text:p>
            <text:p text:style-name="P16"><text:span text:style-name="T15"/></text:p>
          </draw:text-box>
        </draw:fram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pecial character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25.4cm" svg:height="15.55cm" svg:x="0cm" svg:y="2.493cm" presentation:class="outline" presentation:user-transformed="true">
          <draw:text-box>
            <text:p text:style-name="P16"><text:span text:style-name="T20">Command substitution [backquotes or backticks `]</text:span><text:span text:style-name="T15">. </text:span><text:span text:style-name="T21">The `command` construct makes available the output of command for assignment to a variable.</text:span></text:p>
            <text:p text:style-name="P16"><text:span text:style-name="T21">a=`</text:span><text:span text:style-name="T22">pwd</text:span><text:span text:style-name="T15">`</text:span></text:p>
            <text:p text:style-name="P16"><text:span text:style-name="T21">echo $a <text:s text:c="2"/># display the path of your location</text:span></text:p>
            <text:p text:style-name="P16"><text:span text:style-name="T21"/></text:p>
            <text:p text:style-name="P16"><text:span text:style-name="T20">Wild card [asterisk *]</text:span><text:span text:style-name="T15">. </text:span><text:span text:style-name="T21">The * character serves as a "wild card", it matches every filename in a given directory or every character in a string.</text:span></text:p>
            <text:p text:style-name="P16"><text:span text:style-name="T15"/></text:p>
            <text:p text:style-name="P16"><text:span text:style-name="T20">Run job in background [and &amp;]</text:span><text:span text:style-name="T15">. </text:span><text:span text:style-name="T21">A command followed by an &amp; will run in the background.</text:span></text:p>
            <text:p text:style-name="P16"><text:span text:style-name="T21"><text:s text:c="4"/></text:span><text:span text:style-name="T21">bash$ sleep 10 &amp;</text:span></text:p>
            <text:p text:style-name="P16"><text:span text:style-name="T21"><text:s text:c="4"/></text:span><text:span text:style-name="T21">[1] 850</text:span></text:p>
            <text:p text:style-name="P16"><text:span text:style-name="T21"><text:s text:c="4"/></text:span><text:span text:style-name="T21">[1]+ <text:s/>Done <text:s text:c="19"/>sleep 10</text:span></text:p>
            <text:p text:style-name="P16"><text:span text:style-name="T21">Within a script, commands and even loops may run in the background.</text:span></text:p>
            <text:p text:style-name="P16"><text:span text:style-name="T21">To bring the script in foreground type `fg` or `CTRL Z fg`</text:span></text:p>
            <text:p text:style-name="P16"><text:span text:style-name="T21">To bring the script in background type `fg` or `CTRL Z bg`</text:span></text:p>
            <text:p text:style-name="P16"><text:span text:style-name="T23"/></text:p>
            <text:p text:style-name="P16"><text:span text:style-name="T21">Complete reference:</text:span></text:p>
            <text:p text:style-name="P16"><text:span text:style-name="T21">https://www.tldp.org/LDP/abs/html/special-chars.html</text:span></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5" draw:text-style-name="P19" draw:layer="layout" svg:width="25.215cm" svg:height="16.008cm" svg:x="0.185cm" svg:y="2.585cm" presentation:class="outline" presentation:user-transformed="true">
          <draw:text-box>
            <text:list text:style-name="L7">
              <text:list-item>
                <text:p text:style-name="P18"><text:span text:style-name="T2">Write a commented command and execute it</text:span></text:p>
                <text:p text:style-name="P18"><text:span text:style-name="T2"/></text:p>
              </text:list-item>
              <text:list-item>
                <text:p text:style-name="P18"><text:span text:style-name="T2">Write two commands on the same row and execute them</text:span></text:p>
                <text:p text:style-name="P18"><text:span text:style-name="T2"/></text:p>
              </text:list-item>
              <text:list-item>
                <text:p text:style-name="P18"><text:span text:style-name="T2">Make the echo of a string containing one or more escaped characters</text:span></text:p>
                <text:p text:style-name="P18"><text:span text:style-name="T2"/></text:p>
              </text:list-item>
              <text:list-item>
                <text:p text:style-name="P18"><text:span text:style-name="T2">Make the echo of a command (like ls or pwd) output </text:span></text:p>
                <text:p text:style-name="P18"><text:span text:style-name="T2"/></text:p>
              </text:list-item>
              <text:list-item>
                <text:p text:style-name="P18"><text:span text:style-name="T2">Use wildcard to list all files starting with ‘a’ in your directory</text:span></text:p>
                <text:p text:style-name="P18"><text:span text:style-name="T2"/></text:p>
              </text:list-item>
              <text:list-item>
                <text:p text:style-name="P18"><text:span text:style-name="T2">Download from github the script infinite_loop_noout.sh, make it executable if needed, execute it in background, recall it in foreground, stop it </text:span></text:p>
                <text:p text:style-name="P18"><text:span text:style-name="T2"/></text:p>
              </text:list-item>
            </text:list>
          </draw:text-box>
        </draw:frame>
        <draw:custom-shape draw:name="Google Shape;142;p29" draw:style-name="gr6" draw:text-style-name="P9" draw:layer="layout" svg:width="20.848cm" svg:height="2.286cm" svg:x="0cm" svg:y="0.1cm">
          <text:p text:style-name="P3"><text:span text:style-name="T1">Exercise: special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21" draw:layer="layout" svg:width="25.4cm" svg:height="16.008cm" svg:x="0cm" svg:y="2.452cm" presentation:class="outline" presentation:user-transformed="true">
          <draw:text-box>
            <text:list text:style-name="L2">
              <text:list-item>
                <text:p text:style-name="P20"><text:span text:style-name="T13"><text:s/></text:span><text:span text:style-name="T14">Variables are how programming and scripting languages</text:span><text:span text:style-name="T13"> </text:span><text:span text:style-name="T12">represent data</text:span><text:span text:style-name="T13">. </text:span><text:span text:style-name="T14">A variable is a label, a name assigned to a location holding data.</text:span></text:p>
              </text:list-item>
            </text:list>
            <text:list text:style-name="L8">
              <text:list-item>
                <text:p text:style-name="P20"><text:span text:style-name="T14"><text:s/></text:span><text:span text:style-name="T14">Standard UNIX variables are split into two categories:</text:span></text:p>
                <text:list>
                  <text:list-item>
                    <text:p text:style-name="P20"><text:span text:style-name="T24"><text:s/></text:span><text:span text:style-name="T25">environment variables</text:span><text:span text:style-name="T24">:</text:span></text:p>
                    <text:p text:style-name="P20"><text:span text:style-name="T26">if set at login, are valid for the duration of the session </text:span></text:p>
                  </text:list-item>
                  <text:list-item>
                    <text:p text:style-name="P20"><text:span text:style-name="T25">shell variables</text:span><text:span text:style-name="T24">:</text:span></text:p>
                    <text:p text:style-name="P20"><text:span text:style-name="T26">apply only to the current instance of the shell and are used to set short-term working conditions; <text:s/></text:span></text:p>
                  </text:list-item>
                </text:list>
                <text:p text:style-name="P10"><text:span text:style-name="T14">By convention, environment variables have UPPER CASE and shell variables have lower case names.</text:span></text:p>
              </text:list-item>
            </text:list>
            <text:list text:style-name="L2">
              <text:list-item>
                <text:p text:style-name="P20"><text:span text:style-name="T14"><text:s/></text:span><text:span text:style-name="T14">Environment variables are a way of passing information from the shell to programs when you run them. Programs look "in the environment" for variables and if found, will use the values stored. </text:span></text:p>
              </text:list-item>
              <text:list-item>
                <text:p text:style-name="P20"><text:span text:style-name="T14"><text:s/></text:span><text:span text:style-name="T14">Variables can be set: by the system, by you, by the shell, by any program that loads another program.</text:span></text:p>
                <text:p text:style-name="P12"><text:span text:style-name="T27"/></text:p>
                <text:p text:style-name="P12"><text:span text:style-name="T27"/></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UNIX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22" draw:layer="layout" svg:width="24.95cm" svg:height="16.008cm" svg:x="0.45cm" svg:y="2.785cm" presentation:class="outline" presentation:user-transformed="true">
          <draw:text-box>
            <text:p text:style-name="P18"><text:span text:style-name="T28">Variable in bash are </text:span><text:span text:style-name="T29">untyped</text:span><text:span text:style-name="T28">.</text:span></text:p>
            <text:list text:style-name="L2">
              <text:list-header>
                <text:p text:style-name="P18"><text:span text:style-name="T28"/></text:p>
              </text:list-header>
              <text:list-item>
                <text:p text:style-name="P18"><text:span text:style-name="T28"><text:s/></text:span><text:span text:style-name="T28">Bash variables are </text:span><text:span text:style-name="T29">character strings</text:span><text:span text:style-name="T28">: can contain a number, a character, a string of characters. </text:span></text:p>
                <text:p text:style-name="P18"><text:span text:style-name="T28"/></text:p>
              </text:list-item>
              <text:list-item>
                <text:p text:style-name="P18"><text:span text:style-name="T30"><text:s/></text:span><text:span text:style-name="T30">Depending on context (i.e. depending </text:span><text:span text:style-name="T28">whether the value of a variable contains only digits or not), </text:span><text:span text:style-name="T29">bash permits arithmetic operations</text:span><text:span text:style-name="T28"> and comparisons on variables. </text:span></text:p>
                <text:p text:style-name="P18"><text:span text:style-name="T28"/></text:p>
              </text:list-item>
              <text:list-item>
                <text:p text:style-name="P18"><text:span text:style-name="T28">There is </text:span><text:span text:style-name="T29">no need to declare a variable</text:span><text:span text:style-name="T28">, just assigning a value to its reference will create it. </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7" draw:layer="layout" svg:width="25.4cm" svg:height="16.008cm" svg:x="0cm" svg:y="2.285cm" presentation:class="outline" presentation:user-transformed="true">
          <draw:text-box>
            <text:p text:style-name="P12"><text:span text:style-name="T31">It must distinguish between the name (right value) of a variable and its value (left value). </text:span></text:p>
            <text:p text:style-name="P12"><text:span text:style-name="T32"/></text:p>
            <text:p text:style-name="P12"><text:span text:style-name="T31">If</text:span><text:span text:style-name="T33"> </text:span><text:span text:style-name="T34">variable1</text:span><text:span text:style-name="T33"> </text:span><text:span text:style-name="T31">is the</text:span><text:span text:style-name="T33"> </text:span><text:span text:style-name="T34">name</text:span><text:span text:style-name="T33"> </text:span><text:span text:style-name="T31">of a variable, </text:span></text:p>
            <text:p text:style-name="P12"><text:span text:style-name="T31">then</text:span><text:span text:style-name="T33"> </text:span><text:span text:style-name="T34">$variable1</text:span><text:span text:style-name="T33"> </text:span><text:span text:style-name="T31">is a reference to its</text:span><text:span text:style-name="T33"> </text:span><text:span text:style-name="T34">value</text:span><text:span text:style-name="T31">, i.e. the data item it contains. </text:span></text:p>
            <text:p text:style-name="P12"><text:span text:style-name="T35"/></text:p>
            <text:p text:style-name="P12"><text:span text:style-name="T34">$variable1</text:span><text:span text:style-name="T33"> </text:span><text:span text:style-name="T31">is actually a simplified form of</text:span><text:span text:style-name="T33"> </text:span><text:span text:style-name="T34">${variable1}</text:span><text:span text:style-name="T33">. </text:span><text:span text:style-name="T31">In contexts where the $variable syntax causes an error, the longer form ${variable} may work.</text:span></text:p>
            <text:p text:style-name="P12"><text:span text:style-name="T36"/></text:p>
            <text:p text:style-name="P12"><text:span text:style-name="T31">Referencing (retrieving) the variable value is called</text:span><text:span text:style-name="T33"> </text:span><text:span text:style-name="T37">variable substitution</text:span><text:span text:style-name="T33">.</text:span></text:p>
            <text:p text:style-name="P12"><text:span text:style-name="T38"/></text:p>
            <text:p text:style-name="P12"><text:span text:style-name="T31">=&gt;</text:span><text:span text:style-name="T33"> </text:span><text:span text:style-name="T39">No space permitted on either side of = sign when initializing variables</text:span><text:span text:style-name="T33">.</text:span></text:p>
            <text:p text:style-name="P12"><text:span text:style-name="T38"/></text:p>
            <text:p text:style-name="P12"><text:span text:style-name="T31">Example:</text:span></text:p>
            <text:p text:style-name="P12"><text:span text:style-name="T21">a=375 <text:s text:c="5"/># Initialize variable</text:span></text:p>
            <text:p text:style-name="P12"><text:span text:style-name="T21">hello=$a <text:s text:c="2"/># No space permitted on either side of = sign when initializing variables.</text:span></text:p>
            <text:p text:style-name="P12"><text:span text:style-name="T21"># <text:s text:c="4"/>^ ^</text:span></text:p>
            <text:p text:style-name="P12"><text:span text:style-name="T21"># What happens if there is a space? Bash will treat the variable name as a program to</text:span></text:p>
            <text:p text:style-name="P12"><text:span text:style-name="T21"># execute, and the = as its first parameter. TRY</text:span></text:p>
            <text:p text:style-name="P12"><text:span text:style-name="T21">#</text:span></text:p>
            <text:p text:style-name="P12"><text:span text:style-name="T31">echo hello <text:s text:c="7"/># hello ## Not a variable reference, just the string "hello" ...</text:span></text:p>
            <text:p text:style-name="P12"><text:span text:style-name="T31">echo $hello <text:s text:c="5"/># 375 ## <text:s/>This *is* a variable reference, i.e. shows the value.</text:span></text:p>
            <text:p text:style-name="P12"><text:span text:style-name="T31">echo ${hello} <text:s text:c="2"/># 375 ## <text:s/>Likewise a variable reference, as abov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 assig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23" draw:layer="layout" svg:width="24.739cm" svg:height="15.697cm" svg:x="0.661cm" svg:y="2.796cm" presentation:class="outline" presentation:user-transformed="true">
          <draw:text-box>
            <text:p text:style-name="P12"><text:span text:style-name="T14">In the previous slide: “In contexts where the $variable syntax causes an error, the longer form ${variable} may work”. This is called variable disambiguation.</text:span></text:p>
            <text:p text:style-name="P12"><text:span text:style-name="T14"/></text:p>
            <text:p text:style-name="P12"><text:span text:style-name="T14">Example:</text:span></text:p>
            <text:p text:style-name="P12"><text:span text:style-name="T14">If the variable $type contains a singular noun and we want to transform it on a plural one adding an ‘s’, we can't simply add an ‘s’ character to $type since that would turn it into a different variable, $types. </text:span></text:p>
            <text:p text:style-name="P12"><text:span text:style-name="T14">Although we could utilize code contortions such as </text:span></text:p>
            <text:p text:style-name="P12"><text:span text:style-name="T14">echo "Found 42 "$type"s"</text:span></text:p>
            <text:p text:style-name="P12"><text:span text:style-name="T14"/></text:p>
            <text:p text:style-name="P12"><text:span text:style-name="T14">the best way to solve this problem is to use</text:span><text:span text:style-name="T13"> </text:span><text:span text:style-name="T12">curly braces</text:span><text:span text:style-name="T13">: </text:span></text:p>
            <text:p text:style-name="P12"><text:span text:style-name="T14">echo "Found 42 ${type}s", </text:span></text:p>
            <text:p text:style-name="P12"><text:span text:style-name="T14">which</text:span><text:span text:style-name="T13"> </text:span><text:span text:style-name="T12">allows us to tell bash where the name of a variable starts and ends</text:span><text:span text:style-name="T13"> </text:span></text:p>
            <text:p text:style-name="P12"><text:span text:style-name="T40"/></text:p>
            <text:p text:style-name="P12"><text:span text:style-name="T3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1.114cm" svg:height="2.286cm" svg:x="0cm" svg:y="0.099cm">
          <text:p text:style-name="P3"><text:span text:style-name="T1">assignment disambiguation wi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25" draw:layer="layout" svg:width="26.176cm" svg:height="16.008cm" svg:x="-0.776cm" svg:y="2.685cm" presentation:class="outline" presentation:user-transformed="true">
          <draw:text-box>
            <text:list text:style-name="L2">
              <text:list-header>
                <text:p text:style-name="P18"><text:span text:style-name="T28">Try:</text:span></text:p>
                <text:p text:style-name="P18"><text:span text:style-name="T28"/></text:p>
                <text:p text:style-name="P18"><text:span text:style-name="T28">1) STR=’Hello World!’</text:span></text:p>
                <text:p text:style-name="P18"><text:span text:style-name="T28"><text:s text:c="4"/></text:span><text:span text:style-name="T28">echo $STR <text:s/></text:span></text:p>
                <text:p text:style-name="P18"><text:span text:style-name="T28"/></text:p>
                <text:p text:style-name="P18"><text:span text:style-name="T28">2) Try assignment and echo the variable content:</text:span></text:p>
                <text:list>
                  <text:list-header>
                    <text:p text:style-name="P24"><text:span text:style-name="T28">a=5324</text:span></text:p>
                    <text:p text:style-name="P24"><text:span text:style-name="T28">a=(1, 3, 4, 6, 5, “otto”) <text:s text:c="6"/># array</text:span></text:p>
                    <text:p text:style-name="P24"><text:span text:style-name="T28"><text:s/></text:span></text:p>
                  </text:list-header>
                </text:list>
                <text:p text:style-name="P18"><text:span text:style-name="T28">3) Very simple backup script example:</text:span></text:p>
                <text:p text:style-name="P18"><text:span text:style-name="T28"><text:s text:c="4"/></text:span><text:span text:style-name="T28">OF=/tmp/my-backup-$(date +%Y%m%d).tgz</text:span></text:p>
                <text:p text:style-name="P18"><text:span text:style-name="T28"><text:s text:c="11"/></text:span><text:span text:style-name="T28">tar -czf $OF ./subdir_of_where_i_am</text:span></text:p>
              </text:list-header>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Exercise: 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23" draw:layer="layout" svg:width="25.4cm" svg:height="16.008cm" svg:x="0.2cm" svg:y="2.285cm" presentation:class="outline" presentation:user-transformed="true">
          <draw:text-box>
            <text:p text:style-name="P12"><text:span text:style-name="T41">“</text:span><text:span text:style-name="T41">naked variable”, i.e. lacking ‘$’ in front, is w</text:span><text:span text:style-name="T31">hen a variable is being assigned, rather than referenced.</text:span><text:span text:style-name="T41"> </text:span></text:p>
            <text:p text:style-name="P12"><text:span text:style-name="T31"># Assignment simple</text:span></text:p>
            <text:p text:style-name="P12"><text:span text:style-name="T31">a=879 ; <text:s/>echo "The value of \"a\" is $a."</text:span></text:p>
            <text:p text:style-name="P12"><text:span text:style-name="T31"/></text:p>
            <text:p text:style-name="P12"><text:span text:style-name="T31"># Assignment</text:span><text:span text:style-name="T33"> </text:span><text:span text:style-name="T39">using 'let'</text:span><text:span text:style-name="T42"> </text:span><text:span text:style-name="T31">(arithmetic expression)</text:span></text:p>
            <text:p text:style-name="P12"><text:span text:style-name="T31">let a=16+5; <text:s/>echo "The value of \"a\" is now $a."</text:span></text:p>
            <text:p text:style-name="P12"><text:span text:style-name="T31"/></text:p>
            <text:p text:style-name="P12"><text:span text:style-name="T31"># In a 'for' loop (see for details later in this lesson):</text:span></text:p>
            <text:p text:style-name="P12"><text:span text:style-name="T31">echo -n "Values of \"a\" in the loop are: "</text:span></text:p>
            <text:p text:style-name="P12"><text:span text:style-name="T31">for a in 7 8 9 11</text:span></text:p>
            <text:p text:style-name="P12"><text:span text:style-name="T31">do</text:span></text:p>
            <text:p text:style-name="P12"><text:span text:style-name="T31"><text:s text:c="2"/></text:span><text:span text:style-name="T31">echo -n "$a "</text:span></text:p>
            <text:p text:style-name="P12"><text:span text:style-name="T31">done</text:span></text:p>
            <text:p text:style-name="P12"><text:span text:style-name="T31"/></text:p>
            <text:p text:style-name="P12"><text:span text:style-name="T31"># In a 'read' statement (also a type of assignment):</text:span></text:p>
            <text:p text:style-name="P12"><text:span text:style-name="T31">echo -n "Enter \"a\" "</text:span></text:p>
            <text:p text:style-name="P12"><text:span text:style-name="T31">read a</text:span></text:p>
            <text:p text:style-name="P12"><text:span text:style-name="T31">echo "The value of \"a\" is now $a."</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8" draw:text-style-name="P9" draw:layer="layout" svg:width="21.167cm" svg:height="2.38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9" draw:text-style-name="P9" draw:layer="layout" svg:width="21.076cm" svg:height="2.386cm" svg:x="0cm" svg:y="-0.001cm">
          <text:p text:style-name="P3"><text:span text:style-name="T1">bash variables: assignmen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7" draw:layer="layout" svg:width="25.4cm" svg:height="16.008cm" svg:x="0.2cm" svg:y="2.285cm" presentation:class="outline" presentation:user-transformed="true">
          <draw:text-box>
            <text:p text:style-name="P12"><text:span text:style-name="T33">#!/bin/bash</text:span></text:p>
            <text:p text:style-name="P12"><text:span text:style-name="T33"># With command substitution</text:span></text:p>
            <text:p text:style-name="P12"><text:span text:style-name="T33"/></text:p>
            <text:p text:style-name="P12"><text:span text:style-name="T33">a=`echo Hello!` <text:s text:c="2"/># Assigns result of 'echo' command to 'a' ...</text:span></text:p>
            <text:p text:style-name="P12"><text:span text:style-name="T33">echo $a</text:span></text:p>
            <text:p text:style-name="P12"><text:span text:style-name="T33"/></text:p>
            <text:p text:style-name="P12"><text:span text:style-name="T33">a=`ls -l` <text:s text:c="8"/># Assigns result of 'ls -l' command to 'a'</text:span></text:p>
            <text:p text:style-name="P12"><text:span text:style-name="T33">echo $a <text:s text:c="10"/># Unquoted, however, it removes tabs and newlines.</text:span></text:p>
            <text:p text:style-name="P12"><text:span text:style-name="T33"/></text:p>
            <text:p text:style-name="P12"><text:span text:style-name="T33">echo "$a" <text:s text:c="8"/># The quoted variable preserves whitespace.</text:span></text:p>
            <text:p text:style-name="P12"><text:span text:style-name="T33"/></text:p>
            <text:p text:style-name="P12"><text:span text:style-name="T3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1.076cm" svg:height="2.386cm" svg:x="0cm" svg:y="-0.001cm">
          <text:p text:style-name="P3"><text:span text:style-name="T1">bash variables: assignment exampl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2" draw:text-style-name="P26" draw:layer="layout" svg:width="25.124cm" svg:height="14.86cm" svg:x="0.476cm" svg:y="2.867cm" presentation:class="outline" presentation:user-transformed="true">
          <draw:text-box>
            <text:list text:style-name="L9">
              <text:list-header>
                <text:p text:style-name="P12"><text:span text:style-name="T43">Try different variable assignments and print the variable content <text:s/>to standard output</text:span></text:p>
                <text:list>
                  <text:list-item>
                    <text:p text:style-name="P10"><text:span text:style-name="T43">Simple assignment</text:span></text:p>
                  </text:list-item>
                  <text:list-item>
                    <text:p text:style-name="P10"><text:span text:style-name="T43">Command output assignment</text:span></text:p>
                  </text:list-item>
                </text:list>
                <text:p text:style-name="P10"><text:span text:style-name="T43"/></text:p>
              </text:list-header>
            </text:list>
          </draw:text-box>
        </draw:frame>
        <draw:custom-shape draw:name="Google Shape;142;p29" draw:style-name="gr10" draw:text-style-name="P27" draw:layer="layout" svg:width="21.121cm" svg:height="2.286cm" svg:x="0cm" svg:y="0.187cm">
          <text:p text:style-name="P3"><text:span text:style-name="T16">Exercise 3: practice with variables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2" draw:text-style-name="P7" draw:layer="layout" svg:width="25.638cm" svg:height="16.008cm" svg:x="0cm" svg:y="2.485cm" presentation:class="outline" presentation:user-transformed="true">
          <draw:text-box>
            <text:p text:style-name="P12"><text:span text:style-name="T37">Quoting</text:span><text:span text:style-name="T33"> means just that, </text:span><text:span text:style-name="T39">bracketing a string in quotes</text:span><text:span text:style-name="T33">. </text:span></text:p>
            <text:p text:style-name="P12"><text:span text:style-name="T33">This has the effect of protecting special characters in the string from reinterpretation or expansion by the shell or shell script. (A character is "special" if it has an interpretation other than its literal meaning. For example, the asterisk * represents a wild card character in Regular Expressions).</text:span></text:p>
            <text:p text:style-name="P12"><text:span text:style-name="T40"/></text:p>
            <text:p text:style-name="P12"><text:span text:style-name="T37">Partial quoting</text:span><text:span text:style-name="T33"> consists in enclosing a referenced value in double quotes (" ... "). This does not interfere with variable substitution. Sometimes referred also as "weak quoting." </text:span></text:p>
            <text:p text:style-name="P12"><text:span text:style-name="T40"/></text:p>
            <text:p text:style-name="P12"><text:span text:style-name="T37">Full quoting</text:span><text:span text:style-name="T33"> consists in using single quotes ('...').</text:span></text:p>
            <text:p text:style-name="P12"><text:span text:style-name="T33">It causes the variable name to be used literally, and no substitution will take place. </text:span></text:p>
            <text:p text:style-name="P12"><text:span text:style-name="T40"/></text:p>
            <text:p text:style-name="P12"><text:span text:style-name="T33">Examples (Try):</text:span></text:p>
            <text:p text:style-name="P12"><text:span text:style-name="T33">a=352</text:span></text:p>
            <text:p text:style-name="P12"><text:span text:style-name="T33">echo $a <text:s text:c="3"/># 352</text:span></text:p>
            <text:p text:style-name="P12"><text:span text:style-name="T33">echo “$a” <text:s/># 352</text:span></text:p>
            <text:p text:style-name="P12"><text:span text:style-name="T33">echo ‘$a’ <text:s/># $a</text:span></text:p>
            <text:p text:style-name="P12"><text:span text:style-name="T33">=&gt; Quoting a variable preserves white spaces.</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13">In a bash script:</text:span></text:p>
            <text:p text:style-name="P12"><text:span text:style-name="T13"/></text:p>
            <text:list text:style-name="L10">
              <text:list-item>
                <text:p text:style-name="P12"><text:span text:style-name="T13">Assign a variable</text:span></text:p>
              </text:list-item>
              <text:list-item>
                <text:p text:style-name="P12"><text:span text:style-name="T13">Print the variable value</text:span></text:p>
              </text:list-item>
              <text:list-item>
                <text:p text:style-name="P12"><text:span text:style-name="T13">Print a string containing the variable value</text:span></text:p>
              </text:list-item>
            </text:list>
            <text:list text:style-name="L11">
              <text:list-item>
                <text:p text:style-name="P12"><text:span text:style-name="T13">Print a string containing the partial quoted variable</text:span></text:p>
              </text:list-item>
            </text:list>
            <text:list text:style-name="L10">
              <text:list-item>
                <text:p text:style-name="P12"><text:span text:style-name="T13">Print the same string fully quoted <text:s/></text:span></text:p>
              </text:list-item>
            </text:list>
            <text:list text:style-name="L11">
              <text:list-item>
                <text:p text:style-name="P12"><text:span text:style-name="T13">Assign a variable containing multiple spaces </text:span></text:p>
              </text:list-item>
              <text:list-item>
                <text:p text:style-name="P12"><text:span text:style-name="T13">Print this new variable </text:span></text:p>
              </text:list-item>
              <text:list-item>
                <text:p text:style-name="P12"><text:span text:style-name="T13">Print this new variable quoted </text:span></text:p>
                <text:p text:style-name="P12"><text:span text:style-name="T13"/></text:p>
              </text:list-item>
              <text:list-item>
                <text:p text:style-name="P12"><text:span text:style-name="T13">Run the script </text:span></text:p>
              </text:list-item>
              <text:list-item>
                <text:p text:style-name="P12"><text:span text:style-name="T13">Run the script redirecting the output on a file</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Exercise 2: variables assignment and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Arithmetic Expansion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0" draw:layer="layout" svg:width="24.943cm" svg:height="16.457cm" svg:x="0.321cm" svg:y="2.286cm" presentation:class="outline" presentation:user-transformed="true">
          <draw:text-box>
            <text:list text:style-name="L2">
              <text:list-item>
                <text:p text:style-name="P29"><text:span text:style-name="T11">Arithmetic expansion provides a powerful tool for performing (</text:span><text:span text:style-name="T44">integer</text:span><text:span text:style-name="T11">) </text:span><text:span text:style-name="T29">arithmetic</text:span><text:span text:style-name="T11"> operations. Translating a string into a numerical expression is relatively straightforward using </text:span></text:p>
                <text:p text:style-name="P29"><text:span text:style-name="T11">`expr`, </text:span></text:p>
                <text:p text:style-name="P29"><text:span text:style-name="T11">backticks, </text:span></text:p>
                <text:p text:style-name="P29"><text:span text:style-name="T11">double parentheses, </text:span></text:p>
                <text:p text:style-name="P29"><text:span text:style-name="T11">let.</text:span></text:p>
                <text:p text:style-name="P29"><text:span text:style-name="T45"/></text:p>
              </text:list-item>
              <text:list-item>
                <text:p text:style-name="P29"><text:span text:style-name="T11"><text:s/></text:span><text:span text:style-name="T11">Backticks examples:</text:span></text:p>
                <text:p text:style-name="P29"><text:span text:style-name="T46">z=15</text:span></text:p>
                <text:p text:style-name="P29"><text:span text:style-name="T46">z=`expr $z + 3`</text:span></text:p>
                <text:p text:style-name="P29"><text:span text:style-name="T46">echo $z</text:span></text:p>
                <text:p text:style-name="P29"><text:span text:style-name="T46"/></text:p>
              </text:list-item>
            </text:list>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1" draw:layer="layout" svg:width="20.848cm" svg:height="2.286cm" svg:x="0cm" svg:y="0.099cm">
          <text:p text:style-name="P8"><text:span text:style-name="T16">Demonstrating some of the uses of 'exp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4.943cm" svg:height="16.457cm" svg:x="0.321cm" svg:y="2.386cm" presentation:class="outline" presentation:user-transformed="true">
          <draw:text-box>
            <text:p text:style-name="P16"><text:span text:style-name="T47"># Arithmetic Operators</text:span></text:p>
            <text:p text:style-name="P16"><text:span text:style-name="T47">a=`expr 5 + 3`</text:span></text:p>
            <text:p text:style-name="P16"><text:span text:style-name="T47">echo "5 + 3 = $a"</text:span></text:p>
            <text:p text:style-name="P16"><text:span text:style-name="T47"/></text:p>
            <text:p text:style-name="P16"><text:span text:style-name="T47">a=`expr $a + 1`</text:span></text:p>
            <text:p text:style-name="P16"><text:span text:style-name="T47"># incrementing a variable</text:span></text:p>
            <text:p text:style-name="P16"><text:span text:style-name="T47">echo "a + 1 = $a"</text:span></text:p>
            <text:p text:style-name="P16"><text:span text:style-name="T47"/></text:p>
            <text:p text:style-name="P16"><text:span text:style-name="T47"># modulo</text:span></text:p>
            <text:p text:style-name="P16"><text:span text:style-name="T47">a=`expr 5 % 3`</text:span></text:p>
            <text:p text:style-name="P16"><text:span text:style-name="T47">echo "5 mod 3 = $a"</text:span></text:p>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Arithmetic Expansion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24.943cm" svg:height="16.457cm" svg:x="0.321cm" svg:y="2.386cm" presentation:class="outline" presentation:user-transformed="true">
          <draw:text-box>
            <text:list text:style-name="L2">
              <text:list-item>
                <text:p text:style-name="P16"><text:span text:style-name="T47">Parentheses examples:</text:span></text:p>
                <text:p text:style-name="P16"><text:span text:style-name="T48">$((EXPRESSION)) is arithmetic expansion. <text:s/></text:span></text:p>
                <text:p text:style-name="P16"><text:span text:style-name="T48"># <text:s/>Not to be confused with + command substitution.</text:span></text:p>
                <text:p text:style-name="P16"><text:span text:style-name="T48">Examples:</text:span></text:p>
                <text:p text:style-name="P16"><text:span text:style-name="T48">n=0</text:span></text:p>
                <text:p text:style-name="P16"><text:span text:style-name="T48">echo "n = $n" <text:s text:c="28"/># n = 0</text:span></text:p>
                <text:p text:style-name="P16"><text:span text:style-name="T48">(( n += 1 )) <text:s text:c="32"/># Increment.</text:span></text:p>
                <text:p text:style-name="P16"><text:span text:style-name="T48">echo "n = $n" <text:s text:c="28"/># n = 1</text:span></text:p>
                <text:p text:style-name="P16"><text:span text:style-name="T48"/></text:p>
              </text:list-item>
            </text:list>
            <text:list text:style-name="L4">
              <text:list-header>
                <text:p text:style-name="P16"><text:span text:style-name="T48"># (( $n += 1 )) </text:span><text:span text:style-name="T48"><text:tab/></text:span><text:span text:style-name="T48"><text:tab/></text:span><text:span text:style-name="T48"><text:tab/></text:span><text:span text:style-name="T48"><text:tab/></text:span><text:span text:style-name="T48"><text:tab/></text:span><text:span text:style-name="T48"><text:tab/></text:span><text:span text:style-name="T48"># is incorrect!</text:span></text:p>
                <text:p text:style-name="P16"><text:span text:style-name="T48">echo (( $n += 1 ))</text:span></text:p>
              </text:list-header>
            </text:list>
            <text:list text:style-name="L2">
              <text:list-header>
                <text:p text:style-name="P16"><text:span text:style-name="T48"/></text:p>
                <text:p text:style-name="P16"><text:span text:style-name="T16"/></text:p>
                <text:p text:style-name="P16"><text:span text:style-name="T17"/></text:p>
              </text:list-header>
            </text:list>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Arithmetic Expansion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7" draw:layer="layout" svg:width="24.943cm" svg:height="16.457cm" svg:x="0.321cm" svg:y="2.386cm" presentation:class="outline" presentation:user-transformed="true">
          <draw:text-box>
            <text:list text:style-name="L2">
              <text:list-item>
                <text:p text:style-name="P16"><text:span text:style-name="T49">`</text:span><text:span text:style-name="T17">let</text:span><text:span text:style-name="T49">` </text:span><text:span text:style-name="T47">let does exactly what (( )) do.</text:span></text:p>
                <text:p text:style-name="P16"><text:span text:style-name="T47">Examples:</text:span></text:p>
                <text:p text:style-name="P16"><text:span text:style-name="T47">z=0</text:span></text:p>
                <text:p text:style-name="P16"><text:span text:style-name="T47">let z=z+3</text:span></text:p>
                <text:p text:style-name="P16"><text:span text:style-name="T47">let "z += 3" <text:s/># <text:s/>Quotes permit the use of spaces in <text:s text:c="25"/># <text:s/>variable assignment.</text:span></text:p>
                <text:p text:style-name="P16"><text:span text:style-name="T47"><text:s text:c="20"/></text:span><text:span text:style-name="T47"># <text:s/>The 'let' operator actually performs <text:s text:c="24"/># <text:s/>arithmetic evaluation,</text:span></text:p>
                <text:p text:style-name="P16"><text:span text:style-name="T47"><text:s text:c="20"/></text:span><text:span text:style-name="T47"># <text:s/>rather than expansion.</text:span></text:p>
                <text:p text:style-name="P16"><text:span text:style-name="T47">echo $z</text:span></text:p>
                <text:p text:style-name="P16"><text:span text:style-name="T47"/></text:p>
                <text:p text:style-name="P16"><text:span text:style-name="T16"/></text:p>
                <text:p text:style-name="P16"><text:span text:style-name="T17"/></text:p>
              </text:list-item>
            </text:list>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4.943cm" svg:height="16.457cm" svg:x="0.321cm" svg:y="2.286cm" presentation:class="outline" presentation:user-transformed="true">
          <draw:text-box>
            <text:p text:style-name="P12"><text:span text:style-name="T48">`</text:span><text:span text:style-name="T17">s</text:span><text:span text:style-name="T50">et</text:span><text:span text:style-name="T33">` sets shell attributes (and positional parametrs)</text:span></text:p>
            <text:p text:style-name="P12"><text:span text:style-name="T33">Example:</text:span></text:p>
            <text:p text:style-name="P12"><text:span text:style-name="T33">$ </text:span><text:span text:style-name="T50">set foo=baz</text:span></text:p>
            <text:p text:style-name="P12"><text:span text:style-name="T33">$ </text:span><text:span text:style-name="T50">echo "$1"</text:span></text:p>
            <text:p text:style-name="P12"><text:span text:style-name="T50">foo=baz</text:span></text:p>
            <text:p text:style-name="P12"><text:span text:style-name="T38"/></text:p>
            <text:p text:style-name="P12"><text:span text:style-name="T33">Note that baz is not assigned to foo, it simply becomes a literal positional parameter.</text:span></text:p>
            <text:p text:style-name="P12"><text:span text:style-name="T33">`</text:span><text:span text:style-name="T50">set</text:span><text:span text:style-name="T33">` also prints variables that are not exported.</text:span></text:p>
            <text:p text:style-name="P12"><text:span text:style-name="T33">To see other possible operations: `</text:span><text:span text:style-name="T50">help set</text:span><text:span text:style-name="T33">`.</text:span></text:p>
            <text:p text:style-name="P12"><text:span text:style-name="T33">Note: `export` exports to children of the current process, by default they are not exported.</text:span></text:p>
            <text:p text:style-name="P12"><text:span text:style-name="T33">Example:$ foo=bar</text:span></text:p>
            <text:p text:style-name="P12"><text:span text:style-name="T33">$ echo "$foo"</text:span></text:p>
            <text:p text:style-name="P12"><text:span text:style-name="T33">bar</text:span></text:p>
            <text:p text:style-name="P12"><text:span text:style-name="T33">$ bash -c 'echo "$foo"'</text:span></text:p>
            <text:p text:style-name="P12"><text:span text:style-name="T38"/></text:p>
            <text:p text:style-name="P12"><text:span text:style-name="T33">$ export foo</text:span></text:p>
            <text:p text:style-name="P12"><text:span text:style-name="T33">$ bash -c 'echo "$foo"'</text:span></text:p>
            <text:p text:style-name="P12"><text:span text:style-name="T33">bar</text:span></text:p>
            <text:p text:style-name="P12"><text:span text:style-name="T48"/></text:p>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4" draw:layer="layout" svg:width="20.848cm" svg:height="2.286cm" svg:x="0cm" svg:y="0.099cm">
          <text:p text:style-name="P3"><text:span text:style-name="T51">Array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943cm" svg:height="16.457cm" svg:x="0.221cm" svg:y="2.962cm" presentation:class="outline" presentation:user-transformed="true">
          <draw:text-box>
            <text:list text:style-name="L2">
              <text:list-item>
                <text:p text:style-name="P16"><text:span text:style-name="T52">Initialize an array: arrays in Bash can contain both numbers and strings:</text:span></text:p>
                <text:p text:style-name="P16"><text:span text:style-name="T52"/></text:p>
                <text:list>
                  <text:list-item>
                    <text:p text:style-name="P10"><text:span text:style-name="T52">Initialization with all elements of the same type (numbers)</text:span></text:p>
                  </text:list-item>
                </text:list>
                <text:p text:style-name="P16"><text:span text:style-name="T52">myArray=(1 2 4 8 16 32 64 128)</text:span></text:p>
                <text:p text:style-name="P16"><text:span text:style-name="T52"/></text:p>
                <text:list>
                  <text:list-item text:start-value="1">
                    <text:p text:style-name="P10"><text:span text:style-name="T52">Initialization with mixed types elements</text:span></text:p>
                  </text:list-item>
                </text:list>
                <text:p text:style-name="P16"><text:span text:style-name="T52">myArray=(1 2 "three" 4 "five")</text:span></text:p>
                <text:p text:style-name="P16"><text:span text:style-name="T52"/></text:p>
              </text:list-item>
              <text:list-item>
                <text:p text:style-name="P16"><text:span text:style-name="T52">Make sure to leave no spaces around the equal sign. Otherwise, Bash will treat the variable name as a program to execute, and the = as its first parameter!</text:span></text:p>
              </text:list-item>
            </text:list>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4" draw:layer="layout" svg:width="20.848cm" svg:height="2.286cm" svg:x="0cm" svg:y="0.099cm">
          <text:p text:style-name="P3"><text:span text:style-name="T51">Retrieve array elements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411cm" svg:height="16.457cm" svg:x="0.221cm" svg:y="2.962cm" presentation:class="outline" presentation:user-transformed="true">
          <draw:text-box>
            <text:list text:style-name="L2">
              <text:list-item>
                <text:p text:style-name="P16"><text:span text:style-name="T52">Although Bash variables don't generally require curly brackets, they are required for arrays. </text:span></text:p>
                <text:p text:style-name="P16"><text:span text:style-name="T52">In turn, this allows us to specify the index to access:</text:span></text:p>
                <text:p text:style-name="P16"><text:span text:style-name="T52">echo ${myArray[1]} returns the second element of the array (</text:span><text:span text:style-name="T12">indexes starts from zero</text:span><text:span text:style-name="T52">). </text:span></text:p>
                <text:p text:style-name="P16"><text:span text:style-name="T52"/></text:p>
              </text:list-item>
              <text:list-item>
                <text:p text:style-name="P16"><text:span text:style-name="T52">Not including brackets</text:span></text:p>
                <text:p text:style-name="P16"><text:span text:style-name="T52">echo $allThreads[1] leads Bash to treat [1] as a string and output it as such.</text:span></text:p>
              </text:list-item>
            </text:list>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1" draw:text-style-name="P34" draw:layer="layout" svg:width="21.061cm" svg:height="2.286cm" svg:x="0cm" svg:y="0.099cm">
          <text:p text:style-name="P3"><text:span text:style-name="T51">Exercise: retrieve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411cm" svg:height="16.457cm" svg:x="0.221cm" svg:y="3.226cm" presentation:class="outline" presentation:user-transformed="true">
          <draw:text-box>
            <text:list text:style-name="L2">
              <text:list-item>
                <text:p text:style-name="P16"><text:span text:style-name="T52">Initialize three arrays: </text:span></text:p>
                <text:list>
                  <text:list-item>
                    <text:p text:style-name="P10"><text:span text:style-name="T52">One with only numbers</text:span></text:p>
                  </text:list-item>
                  <text:list-item>
                    <text:p text:style-name="P10"><text:span text:style-name="T52">One with only strings</text:span></text:p>
                  </text:list-item>
                  <text:list-item>
                    <text:p text:style-name="P10"><text:span text:style-name="T52">One with mixed elements</text:span></text:p>
                  </text:list-item>
                </text:list>
              </text:list-item>
              <text:list-item>
                <text:p text:style-name="P10"><text:span text:style-name="T52"><text:s/></text:span><text:span text:style-name="T52">Retrieve the first and third element of each one</text:span></text:p>
              </text:list-item>
            </text:list>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1" draw:text-style-name="P34" draw:layer="layout" svg:width="21.061cm" svg:height="2.286cm" svg:x="0cm" svg:y="0.099cm">
          <text:p text:style-name="P3"><text:span text:style-name="T51">Some useful array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411cm" svg:height="16.457cm" svg:x="0.221cm" svg:y="2.962cm" presentation:class="outline" presentation:user-transformed="true">
          <draw:text-box>
            <text:p text:style-name="P16"><text:span text:style-name="T52"><text:s/></text:span><text:span text:style-name="T52"><text:tab/></text:span></text:p>
            <text:p text:style-name="P16"><text:span text:style-name="T52"/></text:p>
            <text:p text:style-name="P16"><text:span text:style-name="T52"><text:tab/></text:span></text:p>
            <text:p text:style-name="P16"><text:span text:style-name="T53"/></text:p>
            <text:p text:style-name="P16"><text:span text:style-name="T52"><text:tab/></text:span></text:p>
            <text:p text:style-name="P16"><text:span text:style-name="T52"><text:tab/></text:span></text:p>
            <text:p text:style-name="P16"><text:span text:style-name="T52"><text:s/></text:span><text:span text:style-name="T52"><text:tab/></text:span></text:p>
            <text:p text:style-name="P16"><text:span text:style-name="T52"><text:s/></text:span><text:span text:style-name="T52"><text:tab/></text:span></text:p>
            <text:p text:style-name="P16"><text:span text:style-name="T52"><text:s/></text:span><text:span text:style-name="T52"><text:tab/></text:span></text:p>
            <text:p text:style-name="P16"><text:span text:style-name="T52"><text:s/></text:span><text:span text:style-name="T52"><text:tab/></text:span></text:p>
            <text:p text:style-name="P16"><text:span text:style-name="T52"/></text:p>
          </draw:text-box>
        </draw:frame>
        <draw:frame draw:style-name="standard" draw:layer="layout" svg:width="23.175cm" svg:height="13.678cm" svg:x="1.27cm" svg:y="3.456cm">
          <table:table table:template-name="default" table:use-first-row-styles="true" table:use-banding-rows-styles="true">
            <table:table-column table:style-name="co1"/>
            <table:table-column table:style-name="co2"/>
            <table:table-row table:style-name="ro1" table:default-cell-style-name="gray3">
              <table:table-cell>
                <text:p text:style-name="P8"><text:span text:style-name="T52">Syntax</text:span></text:p>
              </table:table-cell>
              <table:table-cell>
                <text:p text:style-name="P8"><text:span text:style-name="T52">Result</text:span></text:p>
              </table:table-cell>
            </table:table-row>
            <table:table-row table:style-name="ro2" table:default-cell-style-name="gray2">
              <table:table-cell>
                <text:p text:style-name="P8"><text:span text:style-name="T52">arr=() </text:span><text:span text:style-name="T52"><text:tab/></text:span></text:p>
              </table:table-cell>
              <table:table-cell>
                <text:p text:style-name="P8"><text:span text:style-name="T52">Create an empty array</text:span></text:p>
              </table:table-cell>
            </table:table-row>
            <table:table-row table:style-name="ro3" table:default-cell-style-name="gray1">
              <table:table-cell>
                <text:p text:style-name="P8"><text:span text:style-name="T52">arr=(1 2 3) </text:span></text:p>
              </table:table-cell>
              <table:table-cell>
                <text:p text:style-name="P8"><text:span text:style-name="T52">Initialize array</text:span></text:p>
              </table:table-cell>
            </table:table-row>
            <table:table-row table:style-name="ro1" table:default-cell-style-name="gray2">
              <table:table-cell>
                <text:p text:style-name="P8"><text:span text:style-name="T52">${arr[2]} </text:span></text:p>
              </table:table-cell>
              <table:table-cell>
                <text:p text:style-name="P8"><text:span text:style-name="T52">Retrieve third element</text:span></text:p>
              </table:table-cell>
            </table:table-row>
            <table:table-row table:style-name="ro4" table:default-cell-style-name="gray1">
              <table:table-cell>
                <text:p text:style-name="P8"><text:span text:style-name="T52">${arr[@]} </text:span></text:p>
              </table:table-cell>
              <table:table-cell>
                <text:p text:style-name="P8"><text:span text:style-name="T52">Retrieve all elements</text:span></text:p>
              </table:table-cell>
            </table:table-row>
            <table:table-row table:style-name="ro5" table:default-cell-style-name="gray2">
              <table:table-cell>
                <text:p text:style-name="P8"><text:span text:style-name="T52">${!arr[@]} </text:span></text:p>
              </table:table-cell>
              <table:table-cell>
                <text:p text:style-name="P8"><text:span text:style-name="T52">Retrieve array indices</text:span></text:p>
              </table:table-cell>
            </table:table-row>
            <table:table-row table:style-name="ro6" table:default-cell-style-name="gray1">
              <table:table-cell>
                <text:p text:style-name="P8"><text:span text:style-name="T52">${#arr[@]}</text:span></text:p>
              </table:table-cell>
              <table:table-cell>
                <text:p text:style-name="P8"><text:span text:style-name="T52">Calculate array size</text:span></text:p>
              </table:table-cell>
            </table:table-row>
            <table:table-row table:style-name="ro7" table:default-cell-style-name="gray2">
              <table:table-cell>
                <text:p text:style-name="P8"><text:span text:style-name="T52">arr[0]=3</text:span></text:p>
              </table:table-cell>
              <table:table-cell>
                <text:p text:style-name="P8"><text:span text:style-name="T52">Overwrite 1st element</text:span></text:p>
              </table:table-cell>
            </table:table-row>
            <table:table-row table:style-name="ro8" table:default-cell-style-name="gray1">
              <table:table-cell>
                <text:p text:style-name="P8"><text:span text:style-name="T52">arr+=(4)</text:span></text:p>
              </table:table-cell>
              <table:table-cell>
                <text:p text:style-name="P8"><text:span text:style-name="T52">Append value(s)</text:span></text:p>
              </table:table-cell>
            </table:table-row>
            <table:table-row table:style-name="ro9" table:default-cell-style-name="gray2">
              <table:table-cell>
                <text:p text:style-name="P8"><text:span text:style-name="T52">str=$(ls)</text:span></text:p>
              </table:table-cell>
              <table:table-cell>
                <text:p text:style-name="P8"><text:span text:style-name="T52">Save ls output as a string</text:span></text:p>
              </table:table-cell>
            </table:table-row>
            <table:table-row table:style-name="ro10" table:default-cell-style-name="gray1">
              <table:table-cell>
                <text:p text:style-name="P8"><text:span text:style-name="T52">arr=( $(ls) ) </text:span></text:p>
              </table:table-cell>
              <table:table-cell>
                <text:p text:style-name="P8"><text:span text:style-name="T52">Save ls output as an array of files</text:span></text:p>
              </table:table-cell>
            </table:table-row>
            <table:table-row table:style-name="ro11" table:default-cell-style-name="gray2">
              <table:table-cell>
                <text:p text:style-name="P8"><text:span text:style-name="T52">${arr[@]:s:n}</text:span></text:p>
              </table:table-cell>
              <table:table-cell>
                <text:p text:style-name="P8"><text:span text:style-name="T52">Retrieve n elements starting at index s</text:span></text:p>
              </table:table-cell>
            </table:table-row>
          </table:table>
          <draw:image xlink:href="Pictures/TablePreview1.svm" xlink:type="simple" xlink:show="embed" xlink:actuate="onLoad"/>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Conditional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797cm" svg:height="16.073cm" svg:x="0cm" svg:y="3.069cm" presentation:class="outline" presentation:user-transformed="true">
          <draw:text-box>
            <text:p text:style-name="P16"><text:span text:style-name="T52"><text:s/></text:span><text:span text:style-name="T52">Conditional statements:</text:span></text:p>
            <text:list text:style-name="L2">
              <text:list-header>
                <text:p text:style-name="P16"><text:span text:style-name="T52"/></text:p>
              </text:list-header>
              <text:list-item>
                <text:p text:style-name="P16"><text:span text:style-name="T52">If … then</text:span></text:p>
                <text:p text:style-name="P16"><text:span text:style-name="T52"/></text:p>
              </text:list-item>
              <text:list-item>
                <text:p text:style-name="P16"><text:span text:style-name="T52"><text:s/></text:span><text:span text:style-name="T52">If … then … else </text:span></text:p>
                <text:p text:style-name="P16"><text:span text:style-name="T52"/></text:p>
              </text:list-item>
            </text:list>
            <text:list text:style-name="L4">
              <text:list-item>
                <text:p text:style-name="P16"><text:span text:style-name="T52"><text:s/></text:span><text:span text:style-name="T52">If … then … elif</text:span></text:p>
                <text:p text:style-name="P16"><text:span text:style-name="T52"/></text:p>
              </text:list-item>
              <text:list-item>
                <text:p text:style-name="P16"><text:span text:style-name="T52"><text:s/></text:span><text:span text:style-name="T52">case</text:span></text:p>
              </text:list-item>
            </text:list>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13">The if construction allows you to specify different courses of action to be taken in a shell script, depending on the success or failure of a command.</text:span></text:p>
            <text:p text:style-name="P12"><text:span text:style-name="T13"/></text:p>
            <text:p text:style-name="P12"><text:span text:style-name="T13">The most compact syntax of the if command is:</text:span></text:p>
            <text:p text:style-name="P12"><text:span text:style-name="T13"/></text:p>
            <text:p text:style-name="P12"><text:span text:style-name="T13">if TEST-COMMANDS; then COMMANDS; fi </text:span></text:p>
            <text:p text:style-name="P12"><text:span text:style-name="T13"/></text:p>
            <text:p text:style-name="P12"><text:span text:style-name="T13">Which is the same, less compact:</text:span></text:p>
            <text:p text:style-name="P12"><text:span text:style-name="T13"/></text:p>
            <text:p text:style-name="P12"><text:span text:style-name="T13">if TEST-COMMANDS</text:span></text:p>
            <text:p text:style-name="P12"><text:span text:style-name="T13"><text:s text:c="4"/></text:span><text:span text:style-name="T13">then COMMANDS</text:span></text:p>
            <text:p text:style-name="P12"><text:span text:style-name="T13">fi </text:span></text:p>
            <text:p text:style-name="P12"><text:span text:style-name="T13"/></text:p>
            <text:p text:style-name="P12"><text:span text:style-name="T33">The TEST-COMMAND list is executed, and if its return status is zero (True), the COMMANDS are executed. The return status is the exit status of the last command executed, or zero if the condition tested is not True (different from 0).</text:span></text:p>
            <text:p text:style-name="P12"><text:span text:style-name="T13"><text:s/></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285cm" presentation:class="outline" presentation:user-transformed="true">
          <draw:text-box>
            <text:list text:style-name="L3">
              <text:list-item>
                <text:p text:style-name="P12"><text:span text:style-name="T13">Testing exit status</text:span></text:p>
              </text:list-item>
            </text:list>
            <text:p text:style-name="P12"><text:span text:style-name="T13">The ? variable holds the exit status of the previously executed command (the most recently completed foreground process).</text:span></text:p>
            <text:p text:style-name="P12"><text:span text:style-name="T13">Example</text:span></text:p>
            <text:p text:style-name="P12"><text:span text:style-name="T13">Test to check if a command has been successfully executed:</text:span></text:p>
            <text:p text:style-name="P12"><text:span text:style-name="T40"/></text:p>
            <text:p text:style-name="P12"><text:span text:style-name="T13">ls -l</text:span></text:p>
            <text:p text:style-name="P12"><text:span text:style-name="T13">if [ $? -eq 0 ]</text:span></text:p>
            <text:p text:style-name="P12"><text:span text:style-name="T13"><text:s text:c="3"/></text:span><text:span text:style-name="T13">then echo 'That was a good job!'</text:span></text:p>
            <text:p text:style-name="P12"><text:span text:style-name="T13">fi</text:span></text:p>
            <text:p text:style-name="P12"><text:span text:style-name="T40"/></text:p>
            <text:list text:continue-numbering="true" text:style-name="L3">
              <text:list-item>
                <text:p text:style-name="P12"><text:span text:style-name="T13">Numeric comparisons</text:span></text:p>
              </text:list-item>
            </text:list>
            <text:p text:style-name="P12"><text:span text:style-name="T13">The example below use numerical comparisons:</text:span></text:p>
            <text:p text:style-name="P12"><text:span text:style-name="T40"/></text:p>
            <text:p text:style-name="P12"><text:span text:style-name="T13">num=`less work.txt |wc -l`</text:span></text:p>
            <text:p text:style-name="P12"><text:span text:style-name="T13">echo $num</text:span></text:p>
            <text:p text:style-name="P12"><text:span text:style-name="T13">If [[ <text:s/>"$num" -gt "150" <text:s/>]]</text:span></text:p>
            <text:p text:style-name="P12"><text:span text:style-name="T13">then echo ; echo "you've worked hard enough for today."</text:span></text:p>
            <text:p text:style-name="P12"><text:span text:style-name="T13">fi</text:span></text:p>
            <text:p text:style-name="P12"><text:span text:style-name="T1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Example of 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285cm" presentation:class="outline" presentation:user-transformed="true">
          <draw:text-box>
            <text:p text:style-name="P12"><text:span text:style-name="T13">Relational operators</text:span></text:p>
            <text:list text:style-name="L3">
              <text:list-item>
                <text:p text:style-name="P12"><text:span text:style-name="T13">-lt (&lt;)</text:span><text:span text:style-name="T13"><text:tab/></text:span><text:span text:style-name="T13"><text:tab/></text:span><text:span text:style-name="T13">lower-than</text:span></text:p>
              </text:list-item>
              <text:list-item>
                <text:p text:style-name="P12"><text:span text:style-name="T13">-gt (&gt;) </text:span><text:span text:style-name="T13"><text:tab/></text:span><text:span text:style-name="T13"><text:tab/></text:span><text:span text:style-name="T13">greather-</text:span><text:span text:style-name="T54">then</text:span></text:p>
              </text:list-item>
              <text:list-item>
                <text:p text:style-name="P12"><text:span text:style-name="T13">-le (&lt;=)</text:span><text:span text:style-name="T13"><text:tab/></text:span><text:span text:style-name="T13"><text:tab/></text:span><text:span text:style-name="T13">lower-</text:span><text:span text:style-name="T54">equal</text:span></text:p>
              </text:list-item>
              <text:list-item>
                <text:p text:style-name="P12"><text:span text:style-name="T13">-ge (&gt;=)</text:span><text:span text:style-name="T13"><text:tab/></text:span><text:span text:style-name="T13"><text:tab/></text:span><text:span text:style-name="T13">greather-</text:span><text:span text:style-name="T54">equal</text:span></text:p>
              </text:list-item>
              <text:list-item>
                <text:p text:style-name="P12"><text:span text:style-name="T13">-eq (==)</text:span><text:span text:style-name="T13"><text:tab/></text:span><text:span text:style-name="T13">equal</text:span></text:p>
              </text:list-item>
              <text:list-item>
                <text:p text:style-name="P12"><text:span text:style-name="T13">-ne (!=)</text:span><text:span text:style-name="T13"><text:tab/></text:span><text:span text:style-name="T13"><text:tab/></text:span><text:span text:style-name="T13">not equal</text:span></text:p>
                <text:p text:style-name="P12"><text:span text:style-name="T13"/></text:p>
              </text:list-item>
            </text:list>
            <text:p text:style-name="P12"><text:span text:style-name="T13">Boolean operators</text:span></text:p>
            <text:list text:continue-numbering="true" text:style-name="L3">
              <text:list-item>
                <text:p text:style-name="P12"><text:span text:style-name="T13">&amp;&amp;</text:span><text:span text:style-name="T13"><text:tab/></text:span><text:span text:style-name="T13"><text:tab/></text:span><text:span text:style-name="T13">and</text:span></text:p>
              </text:list-item>
              <text:list-item>
                <text:p text:style-name="P12"><text:span text:style-name="T13">||</text:span><text:span text:style-name="T13"><text:tab/></text:span><text:span text:style-name="T13"><text:tab/></text:span><text:span text:style-name="T13">or</text:span></text:p>
              </text:list-item>
              <text:list-item>
                <text:p text:style-name="P12"><text:span text:style-name="T13">|</text:span><text:span text:style-name="T13"><text:tab/></text:span><text:span text:style-name="T13"><text:tab/></text:span><text:span text:style-name="T13">not</text:span></text:p>
              </text:list-item>
            </text:list>
            <text:p text:style-name="P12"><text:span text:style-name="T13"/></text:p>
            <text:p text:style-name="P12"><text:span text:style-name="T13">Files operators:</text:span></text:p>
            <text:list text:continue-numbering="true" text:style-name="L3">
              <text:list-item>
                <text:p text:style-name="P12"><text:span text:style-name="T13">if [ -x "$filename" ]; then <text:s text:c="5"/># if filename is executable</text:span></text:p>
              </text:list-item>
              <text:list-item>
                <text:p text:style-name="P12"><text:span text:style-name="T13">if [ -e "$filename" ]; then <text:s text:c="5"/># if filename exists</text:span></text:p>
              </text:list-item>
              <text:list-item>
                <text:p text:style-name="P12"><text:span text:style-name="T13">……………</text:span><text:span text:style-name="T13">.</text:span></text:p>
              </text:list-item>
            </text:list>
            <text:p text:style-name="P12"><text:span text:style-name="T1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Main condition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285cm" presentation:class="outline" presentation:user-transformed="true">
          <draw:text-box>
            <text:p text:style-name="P12"><text:span text:style-name="T13">The [[ ]] construct is the more versatile Bash version of [ ]. </text:span></text:p>
            <text:p text:style-name="P12"><text:span text:style-name="T13">This is the extended test command.</text:span></text:p>
            <text:p text:style-name="P12"><text:span text:style-name="T13"/></text:p>
            <text:p text:style-name="P12"><text:span text:style-name="T13">No filename expansion or word splitting takes place between [[ and ]], but there is parameter expansion and command substitution.</text:span></text:p>
            <text:p text:style-name="P12"><text:span text:style-name="T13"/></text:p>
            <text:p text:style-name="P12"><text:span text:style-name="T13">file=/etc/passwd</text:span></text:p>
            <text:p text:style-name="P12"><text:span text:style-name="T13">if [[ -e $file ]]</text:span></text:p>
            <text:p text:style-name="P12"><text:span text:style-name="T13">then</text:span></text:p>
            <text:p text:style-name="P12"><text:span text:style-name="T13"><text:s text:c="2"/></text:span><text:span text:style-name="T13">echo "Password file exists."</text:span></text:p>
            <text:p text:style-name="P12"><text:span text:style-name="T13">fi</text:span></text:p>
            <text:p text:style-name="P12"><text:span text:style-name="T13"/></text:p>
            <text:p text:style-name="P12"><text:span text:style-name="T13">Using the [[ ... ]] test construct, rather than [ ... ] can prevent many logic errors in scripts. For example, the &amp;&amp;, ||, &lt;, and &gt; operators work within a [[ ]] test, despite giving an error within a [ ] construct.</text:span></text:p>
            <text:p text:style-name="P12"><text:span text:style-name="T13"/></text:p>
            <text:p text:style-name="P12"><text:span text:style-name="T1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Condition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Exercise: True and false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4.943cm" svg:height="16.457cm" svg:x="0.221cm" svg:y="2.962cm" presentation:class="outline" presentation:user-transformed="true">
          <draw:text-box>
            <text:list text:style-name="L2">
              <text:list-header>
                <text:p text:style-name="P16"><text:span text:style-name="T46"/></text:p>
              </text:list-header>
            </text:list>
            <text:list text:style-name="L4">
              <text:list-header>
                <text:p text:style-name="P16"><text:span text:style-name="T46">a=3</text:span></text:p>
                <text:p text:style-name="P16"><text:span text:style-name="T46"/></text:p>
                <text:p text:style-name="P16"><text:span text:style-name="T46">(($a&gt;10)) <text:s text:c="12"/></text:span></text:p>
                <text:p text:style-name="P16"><text:span text:style-name="T46">echo $? <text:s text:c="14"/># print 1 because the condition is false</text:span></text:p>
                <text:p text:style-name="P16"><text:span text:style-name="T46"/></text:p>
                <text:p text:style-name="P16"><text:span text:style-name="T46">(($a&gt;2))</text:span></text:p>
                <text:p text:style-name="P16"><text:span text:style-name="T46">echo $? <text:s text:c="14"/># print 0 because the condition is true</text:span></text:p>
              </text:list-header>
            </text:list>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485cm" presentation:class="outline" presentation:user-transformed="true">
          <draw:text-box>
            <text:p text:style-name="P12"><text:span text:style-name="T13"><text:s text:c="13"/></text:span><text:span text:style-name="T13">#!/bin/bash</text:span></text:p>
            <text:p text:style-name="P12"><text:span text:style-name="T13"><text:s text:c="12"/></text:span><text:span text:style-name="T13">s1='string'</text:span></text:p>
            <text:p text:style-name="P12"><text:span text:style-name="T13"><text:s text:c="12"/></text:span><text:span text:style-name="T13">s2='String'</text:span></text:p>
            <text:p text:style-name="P12"><text:span text:style-name="T13"><text:s text:c="12"/></text:span><text:span text:style-name="T13">if [ $s1 == $s2 ]</text:span></text:p>
            <text:p text:style-name="P12"><text:span text:style-name="T13"><text:s text:c="12"/></text:span><text:span text:style-name="T13">then</text:span></text:p>
            <text:p text:style-name="P12"><text:span text:style-name="T13"><text:s text:c="20"/></text:span><text:span text:style-name="T13">echo "s1 ('$s1') is not equal to s2 ('$s2')"</text:span></text:p>
            <text:p text:style-name="P12"><text:span text:style-name="T13"><text:s text:c="12"/></text:span><text:span text:style-name="T13">fi</text:span></text:p>
            <text:p text:style-name="P12"><text:span text:style-name="T13"><text:s text:c="12"/></text:span><text:span text:style-name="T13">If [ $s1 == $s1 ]</text:span></text:p>
            <text:p text:style-name="P12"><text:span text:style-name="T13"><text:s text:c="12"/></text:span><text:span text:style-name="T13">then</text:span></text:p>
            <text:p text:style-name="P12"><text:span text:style-name="T13"><text:s text:c="20"/></text:span><text:span text:style-name="T13">echo "s1('$s1') is equal to s1('$s1')"</text:span></text:p>
            <text:p text:style-name="P12"><text:span text:style-name="T13"><text:s text:c="12"/></text:span><text:span text:style-name="T13">fi</text:span></text:p>
            <text:p text:style-name="P12"><text:span text:style-name="T13"/></text:p>
            <text:p text:style-name="P12"><text:span text:style-name="T13">Be careful: the use of <text:s/>if [ $s1 = $s2 ] can be dengerous: </text:span></text:p>
            <text:p text:style-name="P12"><text:span text:style-name="T13">if one of the two strings is empty, a syntax error will be thrown.</text:span></text:p>
            <text:p text:style-name="P12"><text:span text:style-name="T13">Use instead:</text:span></text:p>
            <text:p text:style-name="P12"><text:span text:style-name="T13"><text:s/></text:span><text:span text:style-name="T13">X$1 == x$2 or "$1" == "$2"</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Strings comparison example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0;p29" presentation:style-name="pr2" draw:text-style-name="P28" draw:layer="layout" svg:width="24.183cm" svg:height="15.371cm" svg:x="0.784cm" svg:y="2.599cm" presentation:class="outline" presentation:user-transformed="true">
          <draw:text-box>
            <text:p text:style-name="P12"><text:span text:style-name="T55">Try:</text:span></text:p>
            <text:p text:style-name="P12"><text:span text:style-name="T56"/></text:p>
            <text:p text:style-name="P12"><text:span text:style-name="T57">if [[ X == X$variable_to_check ]] </text:span></text:p>
            <text:p text:style-name="P12"><text:span text:style-name="T57"><text:s text:c="2"/></text:span><text:span text:style-name="T57">then </text:span></text:p>
            <text:p text:style-name="P12"><text:span text:style-name="T57"><text:s text:c="6"/></text:span><text:span text:style-name="T57">echo “variable is empty”</text:span></text:p>
            <text:p text:style-name="P12"><text:span text:style-name="T57"><text:s/></text:span><text:span text:style-name="T57">else </text:span></text:p>
            <text:p text:style-name="P12"><text:span text:style-name="T57"><text:s text:c="6"/></text:span><text:span text:style-name="T57">echo “variable value is $variable_to_check”</text:span></text:p>
            <text:p text:style-name="P12"><text:span text:style-name="T57">fi</text:span></text:p>
            <text:p text:style-name="P12"><text:span text:style-name="T56"/></text:p>
            <text:p text:style-name="P12"><text:span text:style-name="T55">Then try:</text:span></text:p>
            <text:p text:style-name="P12"><text:span text:style-name="T56"/></text:p>
            <text:p text:style-name="P12"><text:span text:style-name="T57">variable_to_check=”I_am_not_empty”</text:span></text:p>
            <text:p text:style-name="P12"><text:span text:style-name="T57">if [[ X == X$variable_to_check ]] </text:span></text:p>
            <text:p text:style-name="P12"><text:span text:style-name="T57"><text:s text:c="2"/></text:span><text:span text:style-name="T57">then </text:span></text:p>
            <text:p text:style-name="P12"><text:span text:style-name="T57"><text:s text:c="6"/></text:span><text:span text:style-name="T57">echo “variable is empty”</text:span></text:p>
            <text:p text:style-name="P12"><text:span text:style-name="T57"><text:s/></text:span><text:span text:style-name="T57">else </text:span></text:p>
            <text:p text:style-name="P12"><text:span text:style-name="T57"><text:s text:c="6"/></text:span><text:span text:style-name="T57">echo “variable value is $variable_to_check”</text:span></text:p>
            <text:p text:style-name="P12"><text:span text:style-name="T57">fi</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Check if a variable is empty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13">a=3</text:span></text:p>
            <text:p text:style-name="P12"><text:span text:style-name="T13"/></text:p>
            <text:p text:style-name="P12"><text:span text:style-name="T13">if [ "$a" -gt 0 ]</text:span></text:p>
            <text:p text:style-name="P12"><text:span text:style-name="T13">then</text:span></text:p>
            <text:p text:style-name="P12"><text:span text:style-name="T13"><text:s text:c="2"/></text:span><text:span text:style-name="T13">if [ "$a" -lt 5 ]</text:span></text:p>
            <text:p text:style-name="P12"><text:span text:style-name="T13"><text:s text:c="2"/></text:span><text:span text:style-name="T13">then</text:span></text:p>
            <text:p text:style-name="P12"><text:span text:style-name="T13"><text:s text:c="4"/></text:span><text:span text:style-name="T13">echo "The value of \"a\" lies somewhere between 0 and 5."</text:span></text:p>
            <text:p text:style-name="P12"><text:span text:style-name="T13"><text:s text:c="2"/></text:span><text:span text:style-name="T13">fi</text:span></text:p>
            <text:p text:style-name="P12"><text:span text:style-name="T13">fi</text:span></text:p>
            <text:p text:style-name="P12"><text:span text:style-name="T13"/></text:p>
            <text:p text:style-name="P12"><text:span text:style-name="T13"># Same result as:</text:span></text:p>
            <text:p text:style-name="P12"><text:span text:style-name="T13"/></text:p>
            <text:p text:style-name="P12"><text:span text:style-name="T13">if [ "$a" -gt 0 ] &amp;&amp; [ "$a" -lt 5 ]</text:span></text:p>
            <text:p text:style-name="P12"><text:span text:style-name="T13">then</text:span></text:p>
            <text:p text:style-name="P12"><text:span text:style-name="T13"><text:s text:c="2"/></text:span><text:span text:style-name="T13">echo "The value of \"a\" lies somewhere between 0 and 5."</text:span></text:p>
            <text:p text:style-name="P12"><text:span text:style-name="T13">fi</text:span></text:p>
            <text:p text:style-name="P12"><text:span text:style-name="T13"><text:s/></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Nested conditional if...the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13">if [ condition-true ]</text:span></text:p>
            <text:p text:style-name="P12"><text:span text:style-name="T13">then</text:span></text:p>
            <text:p text:style-name="P12"><text:span text:style-name="T13"><text:s text:c="3"/></text:span><text:span text:style-name="T13">command 1</text:span></text:p>
            <text:p text:style-name="P12"><text:span text:style-name="T13"><text:s text:c="3"/></text:span><text:span text:style-name="T13">command 2</text:span></text:p>
            <text:p text:style-name="P12"><text:span text:style-name="T13"><text:s text:c="3"/></text:span><text:span text:style-name="T13">...</text:span></text:p>
            <text:p text:style-name="P12"><text:span text:style-name="T13">else <text:s/># Adds default code block executing if original condition tests false.</text:span></text:p>
            <text:p text:style-name="P12"><text:span text:style-name="T13"><text:s text:c="3"/></text:span><text:span text:style-name="T13">command 3</text:span></text:p>
            <text:p text:style-name="P12"><text:span text:style-name="T13"><text:s text:c="3"/></text:span><text:span text:style-name="T13">command 4</text:span></text:p>
            <text:p text:style-name="P12"><text:span text:style-name="T13"><text:s text:c="3"/></text:span><text:span text:style-name="T13">...</text:span></text:p>
            <text:p text:style-name="P12"><text:span text:style-name="T13">fi</text:span></text:p>
            <text:p text:style-name="P12"><text:span text:style-name="T13"/></text:p>
            <text:p text:style-name="P12"><text:span text:style-name="T13">Note:</text:span><text:span text:style-name="T13"><text:tab/></text:span></text:p>
            <text:p text:style-name="P12"><text:span text:style-name="T13">When if and then are on same line in a condition test, a semicolon must terminate the if statement. Both if and then are keywords. Keywords (or commands) begin statements, and before a new statement on the same line begins, the old one must terminate.</text:span></text:p>
            <text:p text:style-name="P12"><text:span text:style-name="T13"/></text:p>
            <text:p text:style-name="P12"><text:span text:style-name="T1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Conditional statement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0;p29" presentation:style-name="pr2" draw:text-style-name="P23" draw:layer="layout" svg:width="25.03cm" svg:height="16.008cm" svg:x="0.608cm" svg:y="2.485cm" presentation:class="outline" presentation:user-transformed="true">
          <draw:text-box>
            <text:p text:style-name="P12"><text:span text:style-name="T15">Write a simple example of the construct </text:span><text:span text:style-name="T58"><text:s/>if...then...else</text:span></text:p>
            <text:p text:style-name="P12"><text:span text:style-name="T58"/></text:p>
            <text:p text:style-name="P12"><text:span text:style-name="T58">Suggestion:</text:span></text:p>
            <text:p text:style-name="P12"><text:span text:style-name="T58">Basic example of if .. then ... else:</text:span></text:p>
            <text:p text:style-name="P12"><text:span text:style-name="T58"><text:s text:c="16"/></text:span><text:span text:style-name="T58">#!/bin/bash</text:span></text:p>
            <text:p text:style-name="P12"><text:span text:style-name="T58"><text:s text:c="16"/></text:span><text:span text:style-name="T58">if [ "foo" = "foo" ]; then</text:span></text:p>
            <text:p text:style-name="P12"><text:span text:style-name="T58"><text:s text:c="19"/></text:span><text:span text:style-name="T58">echo expression evaluated as true</text:span></text:p>
            <text:p text:style-name="P12"><text:span text:style-name="T58"><text:s text:c="16"/></text:span><text:span text:style-name="T58">else</text:span></text:p>
            <text:p text:style-name="P12"><text:span text:style-name="T58"><text:s text:c="19"/></text:span><text:span text:style-name="T58">echo expression evaluated as false</text:span></text:p>
            <text:p text:style-name="P12"><text:span text:style-name="T58"><text:s text:c="16"/></text:span><text:span text:style-name="T58">fi</text:span></text:p>
            <text:p text:style-name="P12"><text:span text:style-name="T58"><text:s text:c="16"/></text:span></text:p>
            <text:p text:style-name="P12"><text:span text:style-name="T58">Example of condition with variables:</text:span></text:p>
            <text:p text:style-name="P12"><text:span text:style-name="T58"><text:s text:c="16"/></text:span><text:span text:style-name="T58">#!/bin/bash</text:span></text:p>
            <text:p text:style-name="P12"><text:span text:style-name="T58"><text:s text:c="16"/></text:span><text:span text:style-name="T58">t1="foo"</text:span></text:p>
            <text:p text:style-name="P12"><text:span text:style-name="T58"><text:s text:c="16"/></text:span><text:span text:style-name="T58">t2="bar"</text:span></text:p>
            <text:p text:style-name="P12"><text:span text:style-name="T58"><text:s text:c="16"/></text:span><text:span text:style-name="T58">if [ "$t1" = "$t2" ]; then</text:span></text:p>
            <text:p text:style-name="P12"><text:span text:style-name="T58"><text:s text:c="20"/></text:span><text:span text:style-name="T58">echo expression evaluated as true</text:span></text:p>
            <text:p text:style-name="P12"><text:span text:style-name="T58"><text:s text:c="16"/></text:span><text:span text:style-name="T58">else</text:span></text:p>
            <text:p text:style-name="P12"><text:span text:style-name="T58"><text:s text:c="20"/></text:span><text:span text:style-name="T58">echo expression evaluated as false</text:span></text:p>
            <text:p text:style-name="P12"><text:span text:style-name="T58"><text:s text:c="16"/></text:span><text:span text:style-name="T58">fi</text:span></text:p>
            <text:p text:style-name="P12"><text:span text:style-name="T42"><text:s text:c="16"/></text:span></text:p>
            <text:p text:style-name="P12"><text:span text:style-name="T42"/></text:p>
            <text:p text:style-name="P12"><text:span text:style-name="T42"/></text:p>
            <text:p text:style-name="P12"><text:span text:style-name="T33"/></text:p>
            <text:p text:style-name="P12"><text:span text:style-name="T3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Exercise: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585cm" presentation:class="outline" presentation:user-transformed="true">
          <draw:text-box>
            <text:p text:style-name="P12"><text:span text:style-name="T33">elif is a contraction for else if. The effect is to nest an inner if/then construct within an outer one.</text:span></text:p>
            <text:p text:style-name="P12"><text:span text:style-name="T33"/></text:p>
            <text:p text:style-name="P12"><text:span text:style-name="T33"><text:s text:c="4"/></text:span><text:span text:style-name="T33">if [ condition1 ]</text:span></text:p>
            <text:p text:style-name="P12"><text:span text:style-name="T33"><text:s text:c="4"/></text:span><text:span text:style-name="T33">then</text:span></text:p>
            <text:p text:style-name="P12"><text:span text:style-name="T33"><text:s text:c="7"/></text:span><text:span text:style-name="T33">command1</text:span></text:p>
            <text:p text:style-name="P12"><text:span text:style-name="T33"><text:s text:c="7"/></text:span><text:span text:style-name="T33">command2</text:span></text:p>
            <text:p text:style-name="P12"><text:span text:style-name="T33"><text:s text:c="4"/></text:span><text:span text:style-name="T33">else if [ condition2 ]</text:span></text:p>
            <text:p text:style-name="P12"><text:span text:style-name="T33"><text:s text:c="4"/></text:span><text:span text:style-name="T33">then</text:span></text:p>
            <text:p text:style-name="P12"><text:span text:style-name="T33"><text:s text:c="7"/></text:span><text:span text:style-name="T33">command3</text:span></text:p>
            <text:p text:style-name="P12"><text:span text:style-name="T33"><text:s text:c="7"/></text:span><text:span text:style-name="T33">command4</text:span></text:p>
            <text:p text:style-name="P12"><text:span text:style-name="T33"><text:s text:c="4"/></text:span><text:span text:style-name="T33">else</text:span></text:p>
            <text:p text:style-name="P12"><text:span text:style-name="T33"><text:s text:c="7"/></text:span><text:span text:style-name="T33">default-command</text:span></text:p>
            <text:p text:style-name="P12"><text:span text:style-name="T33"><text:s text:c="4"/></text:span><text:span text:style-name="T33">fi</text:span></text:p>
            <text:p text:style-name="P12"><text:span text:style-name="T56"/></text:p>
            <text:p text:style-name="P12"><text:span text:style-name="T33"/></text:p>
            <text:p text:style-name="P12"><text:span text:style-name="T13"/></text:p>
            <text:p text:style-name="P12"><text:span text:style-name="T1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Conditional statement </text:span><text:span text:style-name="T16">“</text:span><text:span text:style-name="T1">else if and elif</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12.038cm" svg:height="9.715cm" svg:x="12.647cm" svg:y="5.207cm" presentation:class="outline" presentation:user-transformed="true">
          <draw:text-box>
            <text:p text:style-name="P12"><text:span text:style-name="T13"><text:s text:c="3"/></text:span><text:span text:style-name="T33"><text:s/></text:span><text:span text:style-name="T33">if [ condition1 ]</text:span></text:p>
            <text:p text:style-name="P12"><text:span text:style-name="T33"><text:s text:c="4"/></text:span><text:span text:style-name="T33">then</text:span></text:p>
            <text:p text:style-name="P12"><text:span text:style-name="T33"><text:s text:c="7"/></text:span><text:span text:style-name="T33">command1</text:span></text:p>
            <text:p text:style-name="P12"><text:span text:style-name="T33"><text:s text:c="7"/></text:span><text:span text:style-name="T33">command2</text:span></text:p>
            <text:p text:style-name="P12"><text:span text:style-name="T33"><text:s text:c="4"/></text:span><text:span text:style-name="T33">elif [ condition2 ]</text:span></text:p>
            <text:p text:style-name="P12"><text:span text:style-name="T33"><text:s text:c="4"/></text:span><text:span text:style-name="T33">then</text:span></text:p>
            <text:p text:style-name="P12"><text:span text:style-name="T33"><text:s text:c="7"/></text:span><text:span text:style-name="T33">command3</text:span></text:p>
            <text:p text:style-name="P12"><text:span text:style-name="T33"><text:s text:c="7"/></text:span><text:span text:style-name="T33">command4</text:span></text:p>
            <text:p text:style-name="P12"><text:span text:style-name="T33"><text:s text:c="4"/></text:span><text:span text:style-name="T33">else</text:span></text:p>
            <text:p text:style-name="P12"><text:span text:style-name="T33"><text:s text:c="7"/></text:span><text:span text:style-name="T33">default-command</text:span></text:p>
            <text:p text:style-name="P12"><text:span text:style-name="T33"><text:s text:c="4"/></text:span><text:span text:style-name="T33">fi</text:span></text:p>
            <text:p text:style-name="P12"><text:span text:style-name="T13"/></text:p>
            <text:p text:style-name="P12"><text:span text:style-name="T13"/></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585cm" presentation:class="outline" presentation:user-transformed="true">
          <draw:text-box>
            <text:p text:style-name="P12"><text:span text:style-name="T33"/></text:p>
            <text:p text:style-name="P12"><text:span text:style-name="T33">Translate the previously seen “Nested if...then” example in an “if...elif” form</text:span></text:p>
            <text:p text:style-name="P12"><text:span text:style-name="T33"/></text:p>
            <text:p text:style-name="P12"><text:span text:style-name="T13"/></text:p>
            <text:p text:style-name="P12"><text:span text:style-name="T1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Exercise: </text:span><text:span text:style-name="T16">“</text:span><text:span text:style-name="T1">else if and elif</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285cm" presentation:class="outline" presentation:user-transformed="true">
          <draw:text-box>
            <text:p text:style-name="P12"><text:span text:style-name="T15">The BASH CASE statement takes some value once and <text:s/>test it multiple times.</text:span></text:p>
            <text:p text:style-name="P12"><text:span text:style-name="T15">Use the CASE statement if you need the IF-THEN-ELSE statement with many ELIF elements.</text:span></text:p>
            <text:p text:style-name="P12"><text:span text:style-name="T15">Syntax:</text:span></text:p>
            <text:p text:style-name="P12"><text:span text:style-name="T15">case $variable in</text:span></text:p>
            <text:p text:style-name="P12"><text:span text:style-name="T15"><text:s text:c="5"/></text:span><text:span text:style-name="T15">pattern-1) <text:s text:c="5"/></text:span></text:p>
            <text:p text:style-name="P12"><text:span text:style-name="T15"><text:s text:c="10"/></text:span><text:span text:style-name="T15">commands</text:span></text:p>
            <text:p text:style-name="P12"><text:span text:style-name="T15"><text:s text:c="10"/></text:span><text:span text:style-name="T59">;;</text:span></text:p>
            <text:p text:style-name="P12"><text:span text:style-name="T15"><text:s text:c="5"/></text:span><text:span text:style-name="T15">pattern-2) <text:s text:c="5"/></text:span></text:p>
            <text:p text:style-name="P12"><text:span text:style-name="T15"><text:s text:c="10"/></text:span><text:span text:style-name="T15">commands</text:span></text:p>
            <text:p text:style-name="P12"><text:span text:style-name="T15"><text:s text:c="9"/></text:span><text:span text:style-name="T59"><text:s/></text:span><text:span text:style-name="T59">;;</text:span></text:p>
            <text:p text:style-name="P12"><text:span text:style-name="T15"><text:s text:c="5"/></text:span><text:span text:style-name="T15">pattern-3|pattern-4|pattern-5)</text:span></text:p>
            <text:p text:style-name="P12"><text:span text:style-name="T15"><text:s text:c="10"/></text:span><text:span text:style-name="T15">commands</text:span></text:p>
            <text:p text:style-name="P12"><text:span text:style-name="T15"><text:s text:c="10"/></text:span><text:span text:style-name="T59">;; </text:span></text:p>
            <text:p text:style-name="P12"><text:span text:style-name="T15"><text:s text:c="5"/></text:span><text:span text:style-name="T15">pattern-N)</text:span></text:p>
            <text:p text:style-name="P12"><text:span text:style-name="T15"><text:s text:c="10"/></text:span><text:span text:style-name="T15">commands</text:span></text:p>
            <text:p text:style-name="P12"><text:span text:style-name="T15"><text:s text:c="10"/></text:span><text:span text:style-name="T59">;;</text:span></text:p>
            <text:p text:style-name="P12"><text:span text:style-name="T15"><text:s text:c="5"/></text:span><text:span text:style-name="T15">*)</text:span></text:p>
            <text:p text:style-name="P12"><text:span text:style-name="T15"><text:s text:c="10"/></text:span><text:span text:style-name="T15">commands</text:span></text:p>
            <text:p text:style-name="P12"><text:span text:style-name="T15"><text:s text:c="7"/></text:span><text:span text:style-name="T59"><text:s text:c="3"/></text:span><text:span text:style-name="T59">;;</text:span></text:p>
            <text:p text:style-name="P12"><text:span text:style-name="T15">esac</text:span></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0;p29" presentation:style-name="pr2" draw:text-style-name="P28" draw:layer="layout" svg:width="25.347cm" svg:height="15.165cm" svg:x="0.291cm" svg:y="2.985cm" presentation:class="outline" presentation:user-transformed="true">
          <draw:text-box>
            <text:p text:style-name="P12"><text:span text:style-name="T15">#!/bin/bash</text:span></text:p>
            <text:p text:style-name="P12"><text:span text:style-name="T15">printf 'Which Linux distribution do you know? '</text:span></text:p>
            <text:p text:style-name="P12"><text:span text:style-name="T15">read DISTR</text:span></text:p>
            <text:p text:style-name="P12"><text:span text:style-name="T15"/></text:p>
            <text:p text:style-name="P12"><text:span text:style-name="T15">case $DISTR in</text:span></text:p>
            <text:p text:style-name="P12"><text:span text:style-name="T15"><text:s text:c="5"/></text:span><text:span text:style-name="T15">ubuntu)</text:span></text:p>
            <text:p text:style-name="P12"><text:span text:style-name="T15"><text:s text:c="10"/></text:span><text:span text:style-name="T15">echo "I know it! It is an operating system based on Debian."</text:span></text:p>
            <text:p text:style-name="P12"><text:span text:style-name="T15"><text:s text:c="10"/></text:span><text:span text:style-name="T15">;;</text:span></text:p>
            <text:p text:style-name="P12"><text:span text:style-name="T15"><text:s text:c="5"/></text:span><text:span text:style-name="T15">centos|rhel)</text:span></text:p>
            <text:p text:style-name="P12"><text:span text:style-name="T15"><text:s text:c="10"/></text:span><text:span text:style-name="T15">echo "Hey! It is my favorite Server OS!"</text:span></text:p>
            <text:p text:style-name="P12"><text:span text:style-name="T15"><text:s text:c="10"/></text:span><text:span text:style-name="T15">;;</text:span></text:p>
            <text:p text:style-name="P12"><text:span text:style-name="T15"><text:s text:c="5"/></text:span><text:span text:style-name="T15">windows)</text:span></text:p>
            <text:p text:style-name="P12"><text:span text:style-name="T15"><text:s text:c="10"/></text:span><text:span text:style-name="T15">echo "Very funny..."</text:span></text:p>
            <text:p text:style-name="P12"><text:span text:style-name="T15"><text:s text:c="10"/></text:span><text:span text:style-name="T15">;; </text:span></text:p>
            <text:p text:style-name="P12"><text:span text:style-name="T15"><text:s text:c="5"/></text:span><text:span text:style-name="T15">*)</text:span></text:p>
            <text:p text:style-name="P12"><text:span text:style-name="T15"><text:s text:c="10"/></text:span><text:span text:style-name="T15">echo "Hmm, seems i've never used it."</text:span></text:p>
            <text:p text:style-name="P12"><text:span text:style-name="T15"><text:s text:c="10"/></text:span><text:span text:style-name="T15">;;</text:span></text:p>
            <text:p text:style-name="P12"><text:span text:style-name="T15">esac</text:span></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Exercis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797cm" svg:height="16.073cm" svg:x="0.001cm" svg:y="3.07cm" presentation:class="outline" presentation:user-transformed="true">
          <draw:text-box>
            <text:p text:style-name="P16"><text:span text:style-name="T52"><text:s/></text:span><text:span text:style-name="T52">Loop statements:</text:span></text:p>
            <text:list text:style-name="L2">
              <text:list-header>
                <text:p text:style-name="P16"><text:span text:style-name="T52"/></text:p>
              </text:list-header>
              <text:list-item>
                <text:p text:style-name="P16"><text:span text:style-name="T52"><text:s text:c="3"/></text:span><text:span text:style-name="T52">for</text:span></text:p>
                <text:p text:style-name="P16"><text:span text:style-name="T52"/></text:p>
              </text:list-item>
              <text:list-item>
                <text:p text:style-name="P16"><text:span text:style-name="T52"><text:s text:c="3"/></text:span><text:span text:style-name="T52">while </text:span></text:p>
                <text:p text:style-name="P16"><text:span text:style-name="T52"/></text:p>
              </text:list-item>
            </text:list>
            <text:list text:style-name="L4">
              <text:list-item>
                <text:p text:style-name="P16"><text:span text:style-name="T52"><text:s text:c="3"/></text:span><text:span text:style-name="T52">until</text:span></text:p>
                <text:p text:style-name="P16"><text:span text:style-name="T52"/></text:p>
                <text:p text:style-name="P16"><text:span text:style-name="T52"/></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585cm" presentation:class="outline" presentation:user-transformed="true">
          <draw:text-box>
            <text:p text:style-name="P12"><text:span text:style-name="T33">Executes an iteration on a set of words.</text:span></text:p>
            <text:p text:style-name="P12"><text:span text:style-name="T33">It is slightly different from other languages (like C) where the iteration is done respect to a numerical index.</text:span></text:p>
            <text:p text:style-name="P12"><text:span text:style-name="T40"/></text:p>
            <text:p text:style-name="P12"><text:span text:style-name="T33">Syntax: <text:s text:c="12"/>for CONDITION; do</text:span></text:p>
            <text:p text:style-name="P12"><text:span text:style-name="T33"><text:s text:c="30"/></text:span><text:span text:style-name="T33">COMMANDS</text:span></text:p>
            <text:p text:style-name="P12"><text:span text:style-name="T33"><text:s text:c="25"/></text:span><text:span text:style-name="T33">done</text:span></text:p>
            <text:p text:style-name="P12"><text:span text:style-name="T33">Examples:</text:span></text:p>
            <text:p text:style-name="P12"><text:span text:style-name="T33"><text:s/></text:span><text:span text:style-name="T33"><text:tab/></text:span><text:span text:style-name="T33"> </text:span><text:span text:style-name="T33">#!/bin/bash</text:span></text:p>
            <text:p text:style-name="P12"><text:span text:style-name="T33"><text:s text:c="8"/></text:span><text:span text:style-name="T33">for i in $( ls ); do</text:span></text:p>
            <text:p text:style-name="P12"><text:span text:style-name="T33"><text:s text:c="12"/></text:span><text:span text:style-name="T33">echo item: $i</text:span></text:p>
            <text:p text:style-name="P12"><text:span text:style-name="T33"><text:s text:c="8"/></text:span><text:span text:style-name="T33">done</text:span></text:p>
            <text:p text:style-name="P12"><text:span text:style-name="T33"><text:s text:c="8"/></text:span></text:p>
            <text:p text:style-name="P12"><text:span text:style-name="T33">C-like for:</text:span></text:p>
            <text:p text:style-name="P12"><text:span text:style-name="T33"><text:s text:c="7"/></text:span><text:span text:style-name="T33">#!/bin/bash</text:span></text:p>
            <text:p text:style-name="P12"><text:span text:style-name="T33"><text:s text:c="8"/></text:span><text:span text:style-name="T33">for i in `seq 1 10`;</text:span></text:p>
            <text:p text:style-name="P12"><text:span text:style-name="T33"><text:s text:c="8"/></text:span><text:span text:style-name="T33">do</text:span></text:p>
            <text:p text:style-name="P12"><text:span text:style-name="T33"><text:s text:c="16"/></text:span><text:span text:style-name="T33">echo $i</text:span></text:p>
            <text:p text:style-name="P12"><text:span text:style-name="T33"><text:s text:c="8"/></text:span><text:span text:style-name="T33">done <text:s text:c="3"/></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0;p29" presentation:style-name="pr2" draw:text-style-name="P38" draw:layer="layout" svg:width="8.361cm" svg:height="16.008cm" svg:x="0cm" svg:y="2.285cm" presentation:class="outline" presentation:user-transformed="true">
          <draw:text-box>
            <text:p text:style-name="P12"><text:span text:style-name="T61">Counting</text:span><text:span text:style-name="T59">:</text:span></text:p>
            <text:p text:style-name="P12"><text:span text:style-name="T59">#!/bin/bash</text:span></text:p>
            <text:p text:style-name="P12"><text:span text:style-name="T59">for i in {1..25}</text:span></text:p>
            <text:p text:style-name="P12"><text:span text:style-name="T59">do</text:span></text:p>
            <text:p text:style-name="P12"><text:span text:style-name="T59"><text:s text:c="4"/></text:span><text:span text:style-name="T59">echo $i</text:span></text:p>
            <text:p text:style-name="P12"><text:span text:style-name="T59">done</text:span></text:p>
            <text:p text:style-name="P12"><text:span text:style-name="T59"/></text:p>
            <text:p text:style-name="P12"><text:span text:style-name="T59">or:</text:span></text:p>
            <text:p text:style-name="P12"><text:span text:style-name="T59">#!/bin/bash</text:span></text:p>
            <text:p text:style-name="P12"><text:span text:style-name="T59">for ((i=1;i&lt;=25;i+=1)</text:span></text:p>
            <text:p text:style-name="P12"><text:span text:style-name="T59">do</text:span></text:p>
            <text:p text:style-name="P12"><text:span text:style-name="T59"><text:s text:c="4"/></text:span><text:span text:style-name="T59">echo $i</text:span></text:p>
            <text:p text:style-name="P12"><text:span text:style-name="T59">done</text:span></text:p>
            <text:p text:style-name="P12"><text:span text:style-name="T59"/></text:p>
            <text:p text:style-name="P12"><text:span text:style-name="T61">Counting on "n" steps</text:span></text:p>
            <text:p text:style-name="P12"><text:span text:style-name="T59">#!/bin/bash</text:span></text:p>
            <text:p text:style-name="P12"><text:span text:style-name="T59">for i in {0..25..5}</text:span></text:p>
            <text:p text:style-name="P12"><text:span text:style-name="T59">do</text:span></text:p>
            <text:p text:style-name="P12"><text:span text:style-name="T59"><text:s text:c="4"/></text:span><text:span text:style-name="T59">echo $i</text:span></text:p>
            <text:p text:style-name="P12"><text:span text:style-name="T59">done</text:span></text:p>
            <text:p text:style-name="P12"><text:span text:style-name="T59"/></text:p>
            <text:p text:style-name="P12"><text:span text:style-name="T59">That will count with 5 to 5 steps.</text:span></text:p>
          </draw:text-box>
        </draw:frame>
        <draw:custom-shape draw:name="Google Shape;142;p29" draw:style-name="gr6" draw:text-style-name="P37" draw:layer="layout" svg:width="20.848cm" svg:height="2.286cm" svg:x="0.1cm" svg:y="0.099cm">
          <text:p text:style-name="P3"><text:span text:style-name="T60">for loop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8.361cm" svg:height="16.008cm" svg:x="8.101cm" svg:y="2.285cm" presentation:class="outline" presentation:user-transformed="true">
          <draw:text-box>
            <text:p text:style-name="P12"><text:span text:style-name="T62">Counting backwards</text:span></text:p>
            <text:p text:style-name="P12"><text:span text:style-name="T59">#!/bin/bash</text:span></text:p>
            <text:p text:style-name="P12"><text:span text:style-name="T59">for i in {25..0..-5}</text:span></text:p>
            <text:p text:style-name="P12"><text:span text:style-name="T59">do</text:span></text:p>
            <text:p text:style-name="P12"><text:span text:style-name="T59"><text:s text:c="4"/></text:span><text:span text:style-name="T59">echo $i</text:span></text:p>
            <text:p text:style-name="P12"><text:span text:style-name="T59">done</text:span></text:p>
            <text:p text:style-name="P12"><text:span text:style-name="T61"/></text:p>
            <text:p text:style-name="P12"><text:span text:style-name="T61">Acting on files</text:span></text:p>
            <text:p text:style-name="P12"><text:span text:style-name="T59">#!/bin/bash</text:span></text:p>
            <text:p text:style-name="P12"><text:span text:style-name="T59">for file in ~/*.txt</text:span></text:p>
            <text:p text:style-name="P12"><text:span text:style-name="T59">do</text:span></text:p>
            <text:p text:style-name="P12"><text:span text:style-name="T59">echo $file</text:span></text:p>
            <text:p text:style-name="P12"><text:span text:style-name="T59">done</text:span></text:p>
            <text:p text:style-name="P12"><text:span text:style-name="T59"/></text:p>
            <text:p text:style-name="P12"><text:span text:style-name="T59">That example will just list all files with "txt" extension. It is the same as ls *.txt</text:span></text:p>
          </draw:text-box>
        </draw:frame>
        <draw:frame draw:name="Google Shape;140;p29" presentation:style-name="pr2" draw:text-style-name="P38" draw:layer="layout" svg:width="8.361cm" svg:height="16.008cm" svg:x="17.002cm" svg:y="2.285cm" presentation:class="outline" presentation:user-transformed="true">
          <draw:text-box>
            <text:p text:style-name="P12"><text:span text:style-name="T61">Calculate prime numbers</text:span></text:p>
            <text:p text:style-name="P12"><text:span text:style-name="T59">#!/bin/bash</text:span></text:p>
            <text:p text:style-name="P12"><text:span text:style-name="T59">read -p "How many prime numbers ?: " num</text:span></text:p>
            <text:p text:style-name="P12"><text:span text:style-name="T59">c=0</text:span></text:p>
            <text:p text:style-name="P12"><text:span text:style-name="T59">k=0</text:span></text:p>
            <text:p text:style-name="P12"><text:span text:style-name="T59">n=2</text:span></text:p>
            <text:p text:style-name="P12"><text:span text:style-name="T59"/></text:p>
            <text:p text:style-name="P12"><text:span text:style-name="T59">numero=$[$num-1]</text:span></text:p>
            <text:p text:style-name="P12"><text:span text:style-name="T59">while [ $k -ne $num ]; do</text:span></text:p>
            <text:p text:style-name="P12"><text:span text:style-name="T59"><text:s text:c="5"/></text:span><text:span text:style-name="T59">for i in `seq 1 $n`;do</text:span></text:p>
            <text:p text:style-name="P12"><text:span text:style-name="T59"><text:s text:c="8"/></text:span><text:span text:style-name="T59">r=$[$n%$i]</text:span></text:p>
            <text:p text:style-name="P12"><text:span text:style-name="T59"><text:s text:c="16"/></text:span><text:span text:style-name="T59">if [ $r -eq 0 ]; then</text:span></text:p>
            <text:p text:style-name="P12"><text:span text:style-name="T59"><text:s text:c="24"/></text:span><text:span text:style-name="T59">c=$[$c+1]</text:span></text:p>
            <text:p text:style-name="P12"><text:span text:style-name="T59"><text:s text:c="16"/></text:span><text:span text:style-name="T59">fi</text:span></text:p>
            <text:p text:style-name="P12"><text:span text:style-name="T59"><text:s text:c="5"/></text:span><text:span text:style-name="T59">done</text:span></text:p>
            <text:p text:style-name="P12"><text:span text:style-name="T40"/></text:p>
            <text:p text:style-name="P12"><text:span text:style-name="T59"><text:s text:c="6"/></text:span><text:span text:style-name="T59">if [ $c -eq 2 ]; then</text:span></text:p>
            <text:p text:style-name="P12"><text:span text:style-name="T59"><text:s text:c="14"/></text:span><text:span text:style-name="T59">echo "$i"</text:span></text:p>
            <text:p text:style-name="P12"><text:span text:style-name="T59"><text:s text:c="14"/></text:span><text:span text:style-name="T59">k=$[$k+1]</text:span></text:p>
            <text:p text:style-name="P12"><text:span text:style-name="T59"><text:s text:c="8"/></text:span><text:span text:style-name="T59">fi</text:span></text:p>
            <text:p text:style-name="P12"><text:span text:style-name="T59"><text:s text:c="8"/></text:span><text:span text:style-name="T59">n=$[$n+1]</text:span></text:p>
            <text:p text:style-name="P12"><text:span text:style-name="T59"><text:s text:c="8"/></text:span><text:span text:style-name="T59">c=0</text:span></text:p>
            <text:p text:style-name="P12"><text:span text:style-name="T59">done</text:span></text:p>
          </draw:text-box>
        </draw:frame>
        <draw:line draw:style-name="gr12" draw:text-style-name="P39" draw:layer="layout" svg:x1="7.644cm" svg:y1="2.485cm" svg:x2="7.723cm" svg:y2="18.393cm">
          <text:p/>
        </draw:line>
        <draw:line draw:style-name="gr12" draw:text-style-name="P39" draw:layer="layout" svg:x1="16.445cm" svg:y1="2.485cm" svg:x2="16.524cm" svg:y2="18.393cm">
          <text:p/>
        </draw:lin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0;p29" presentation:style-name="pr2" draw:text-style-name="P38" draw:layer="layout" svg:width="24.924cm" svg:height="15.513cm" svg:x="0.159cm" svg:y="2.585cm" presentation:class="outline" presentation:user-transformed="true">
          <draw:text-box>
            <text:p text:style-name="P12"><text:span text:style-name="T63">break statement is used to</text:span><text:span text:style-name="T64"> </text:span><text:span text:style-name="T59">break the loop before it actually finish executing.</text:span></text:p>
            <text:p text:style-name="P12"><text:span text:style-name="T59">You are looking for a condition to be met, you can check the status of a variable for that condition. Once the contidition is met, you can break the loop. Pseudo-code example:</text:span></text:p>
            <text:p text:style-name="P12"><text:span text:style-name="T59"/></text:p>
            <text:p text:style-name="P12"><text:span text:style-name="T59">for i in [series]</text:span></text:p>
            <text:p text:style-name="P12"><text:span text:style-name="T59">do</text:span></text:p>
            <text:p text:style-name="P12"><text:span text:style-name="T59"><text:s text:c="8"/></text:span><text:span text:style-name="T59">command 1</text:span></text:p>
            <text:p text:style-name="P12"><text:span text:style-name="T59"><text:s text:c="8"/></text:span><text:span text:style-name="T59">command 2</text:span></text:p>
            <text:p text:style-name="P12"><text:span text:style-name="T59"><text:s text:c="8"/></text:span><text:span text:style-name="T59">command 3</text:span></text:p>
            <text:p text:style-name="P12"><text:span text:style-name="T59"><text:s text:c="8"/></text:span><text:span text:style-name="T59">if (condition) # Condition to break the loop</text:span></text:p>
            <text:p text:style-name="P12"><text:span text:style-name="T59"><text:s text:c="8"/></text:span><text:span text:style-name="T59">then</text:span></text:p>
            <text:p text:style-name="P12"><text:span text:style-name="T59"><text:s text:c="16"/></text:span><text:span text:style-name="T59">command 4 # Command if the loop needs to be broken</text:span></text:p>
            <text:p text:style-name="P12"><text:span text:style-name="T59"><text:s text:c="16"/></text:span><text:span text:style-name="T59">break</text:span></text:p>
            <text:p text:style-name="P12"><text:span text:style-name="T59"><text:s text:c="8"/></text:span><text:span text:style-name="T59">fi</text:span></text:p>
            <text:p text:style-name="P12"><text:span text:style-name="T59"><text:s text:c="8"/></text:span><text:span text:style-name="T59">command 5 # Command to run if the "condition" is never true </text:span></text:p>
            <text:p text:style-name="P12"><text:span text:style-name="T59">done</text:span></text:p>
            <text:p text:style-name="P12"><text:span text:style-name="T59"/></text:p>
            <text:p text:style-name="P12"><text:span text:style-name="T59">With the use of if ... then you can insert a condition, and when it is true, the loop will be broken with the break statement</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break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2" draw:text-style-name="P38" draw:layer="layout" svg:width="24.924cm" svg:height="15.513cm" svg:x="0.159cm" svg:y="2.585cm" presentation:class="outline" presentation:user-transformed="true">
          <draw:text-box>
            <text:p text:style-name="P12"><text:span text:style-name="T59">continue stop the execution of the commands in the loop and jump to the next value in the series.</text:span></text:p>
            <text:p text:style-name="P12"><text:span text:style-name="T59">It is similar to continue which completely stop the loop.</text:span></text:p>
            <text:p text:style-name="P12"><text:span text:style-name="T59"/></text:p>
            <text:p text:style-name="P12"><text:span text:style-name="T59">Pseudo-code example:</text:span></text:p>
            <text:p text:style-name="P12"><text:span text:style-name="T59"/></text:p>
            <text:p text:style-name="P12"><text:span text:style-name="T59">for i in [series]</text:span></text:p>
            <text:p text:style-name="P12"><text:span text:style-name="T59">do</text:span></text:p>
            <text:p text:style-name="P12"><text:span text:style-name="T59"><text:s text:c="4"/></text:span><text:span text:style-name="T59">command 1</text:span></text:p>
            <text:p text:style-name="P12"><text:span text:style-name="T59"><text:s text:c="4"/></text:span><text:span text:style-name="T59">command 2</text:span></text:p>
            <text:p text:style-name="P12"><text:span text:style-name="T59"><text:s text:c="4"/></text:span><text:span text:style-name="T59">if (condition) # Condition to jump over command 3</text:span></text:p>
            <text:p text:style-name="P12"><text:span text:style-name="T59"><text:s text:c="12"/></text:span><text:span text:style-name="T59">continue # skip to the next value in "series"</text:span></text:p>
            <text:p text:style-name="P12"><text:span text:style-name="T59"><text:s text:c="4"/></text:span><text:span text:style-name="T59">fi</text:span></text:p>
            <text:p text:style-name="P12"><text:span text:style-name="T59"><text:s text:c="4"/></text:span><text:span text:style-name="T59">command 3</text:span></text:p>
            <text:p text:style-name="P12"><text:span text:style-name="T59">don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continue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0;p29" presentation:style-name="pr2" draw:text-style-name="P38" draw:layer="layout" svg:width="10.993cm" svg:height="7.529cm" svg:x="12.656cm" svg:y="8.483cm" presentation:class="outline" presentation:user-transformed="true">
          <draw:text-box>
            <text:p text:style-name="P12"><text:span text:style-name="T15">The script start with a=1 &amp; move to inner loop and when it reaches b=4, it break the outer loop.</text:span></text:p>
            <text:p text:style-name="P12"><text:span text:style-name="T15"/></text:p>
            <text:p text:style-name="P12"><text:span text:style-name="T22">Exercise</text:span><text:span text:style-name="T15">:</text:span></text:p>
            <text:p text:style-name="P12"><text:span text:style-name="T15">In this same script, use break <text:s/>instead of break 2, to break inner loop &amp; see how it affects the output.</text:span></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break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40" draw:layer="layout" svg:width="11.184cm" svg:height="7.693cm" svg:x="12.465cm" svg:y="8.319cm">
          <text:p/>
          <draw:enhanced-geometry svg:viewBox="0 0 21600 21600" draw:type="rectangle" draw:enhanced-path="M 0 0 L 21600 0 21600 21600 0 21600 0 0 Z N"/>
        </draw:custom-shape>
        <draw:frame draw:name="Google Shape;140;p29" presentation:style-name="pr2" draw:text-style-name="P38" draw:layer="layout" svg:width="12.099cm" svg:height="7.623cm" svg:x="12.984cm" svg:y="10.556cm" presentation:class="outline" presentation:user-transformed="true">
          <draw:text-box>
            <text:p text:style-name="P12"><text:span text:style-name="T33"/></text:p>
            <text:p text:style-name="P12"><text:span text:style-name="T15"/></text:p>
            <text:p text:style-name="P12"><text:span text:style-name="T15"/></text:p>
            <text:p text:style-name="P12"><text:span text:style-name="T15"/></text:p>
            <text:p text:style-name="P12"><text:span text:style-name="T15"/></text:p>
            <text:p text:style-name="P12"><text:span text:style-name="T15"/></text:p>
          </draw:text-box>
        </draw:frame>
        <draw:frame draw:name="Google Shape;140;p29" presentation:style-name="pr2" draw:text-style-name="P38" draw:layer="layout" svg:width="24.924cm" svg:height="15.513cm" svg:x="0.159cm" svg:y="2.666cm" presentation:class="outline" presentation:user-transformed="true">
          <draw:text-box>
            <text:p text:style-name="P12"><text:span text:style-name="T33">break command is used to exit out of current loop completely before the actual ending of loop. </text:span></text:p>
            <text:p text:style-name="P12"><text:span text:style-name="T33">Break command can be used in scripts with multiple loops. If we want to exit out of current working loop whether inner or outer loop, we simply use break but if we are in inner loop &amp; want to exit out of outer loop, we use break 2.</text:span></text:p>
            <text:p text:style-name="P12"><text:span text:style-name="T15">Example</text:span></text:p>
            <text:p text:style-name="P12"><text:span text:style-name="T15">#!/bin/bash</text:span></text:p>
            <text:p text:style-name="P12"><text:span text:style-name="T15"># Breaking outer loop from inner loop</text:span></text:p>
            <text:p text:style-name="P12"><text:span text:style-name="T15">for (( a = 1; a &lt; 5; a++ ))</text:span></text:p>
            <text:p text:style-name="P12"><text:span text:style-name="T15">do</text:span></text:p>
            <text:p text:style-name="P12"><text:span text:style-name="T15">echo “outer loop: $a”</text:span></text:p>
            <text:p text:style-name="P12"><text:span text:style-name="T15">for (( b = 1; b &lt; 100; b++ ))</text:span></text:p>
            <text:p text:style-name="P12"><text:span text:style-name="T15">do</text:span></text:p>
            <text:p text:style-name="P12"><text:span text:style-name="T15">if [ $b –gt 4 ]</text:span></text:p>
            <text:p text:style-name="P12"><text:span text:style-name="T15">then</text:span></text:p>
            <text:p text:style-name="P12"><text:span text:style-name="T15">break 2</text:span></text:p>
            <text:p text:style-name="P12"><text:span text:style-name="T15">fi</text:span></text:p>
            <text:p text:style-name="P12"><text:span text:style-name="T15">echo “Inner loop: $b ”</text:span></text:p>
            <text:p text:style-name="P12"><text:span text:style-name="T15">done</text:span></text:p>
            <text:p text:style-name="P12"><text:span text:style-name="T15">done</text:span></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0;p29" presentation:style-name="pr2" draw:text-style-name="P38" draw:layer="layout" svg:width="24.924cm" svg:height="15.513cm" svg:x="0.159cm" svg:y="2.585cm" presentation:class="outline" presentation:user-transformed="true">
          <draw:text-box>
            <text:p text:style-name="P12"><text:span text:style-name="T33">continue command is used in script to skip current iteration of loop &amp; <text:s/>continue to next iteration of the loop.</text:span></text:p>
            <text:p text:style-name="P12"><text:span text:style-name="T33"/></text:p>
            <text:p text:style-name="P12"><text:span text:style-name="T15">Example</text:span></text:p>
            <text:p text:style-name="P12"><text:span text:style-name="T15">#!/bin/bash</text:span></text:p>
            <text:p text:style-name="P12"><text:span text:style-name="T15"># using continue command</text:span></text:p>
            <text:p text:style-name="P12"><text:span text:style-name="T15">for i in 1 2 3 4 5 6 7 8 9</text:span></text:p>
            <text:p text:style-name="P12"><text:span text:style-name="T15">do</text:span></text:p>
            <text:p text:style-name="P12"><text:span text:style-name="T15">if [ $i –eq 5 ]</text:span></text:p>
            <text:p text:style-name="P12"><text:span text:style-name="T15">then</text:span></text:p>
            <text:p text:style-name="P12"><text:span text:style-name="T15">echo “skipping number 5”</text:span></text:p>
            <text:p text:style-name="P12"><text:span text:style-name="T15">continue</text:span></text:p>
            <text:p text:style-name="P12"><text:span text:style-name="T15">fi</text:span></text:p>
            <text:p text:style-name="P12"><text:span text:style-name="T15">echo “I is equal to $i”</text:span></text:p>
            <text:p text:style-name="P12"><text:span text:style-name="T15">done</text:span></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continue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585cm" presentation:class="outline" presentation:user-transformed="true">
          <draw:text-box>
            <text:p text:style-name="P12"><text:span text:style-name="T33">Executes one or more instructions while a condition is true.</text:span></text:p>
            <text:p text:style-name="P12"><text:span text:style-name="T33">It stops when the control condition is true or when the execution is intentionally stopped by the programmer with an explicit interruption instruction (break or continue)</text:span></text:p>
            <text:p text:style-name="P12"><text:span text:style-name="T33"/></text:p>
            <text:p text:style-name="P12"><text:span text:style-name="T33">Syntax:</text:span></text:p>
            <text:p text:style-name="P12"><text:span text:style-name="T33"><text:s text:c="7"/></text:span><text:span text:style-name="T33">while CONDITION; do</text:span></text:p>
            <text:p text:style-name="P12"><text:span text:style-name="T33"><text:s text:c="12"/></text:span><text:span text:style-name="T33">COMMANDS</text:span></text:p>
            <text:p text:style-name="P12"><text:span text:style-name="T33"><text:s text:c="7"/></text:span><text:span text:style-name="T33">done</text:span></text:p>
            <text:p text:style-name="P12"><text:span text:style-name="T33"/></text:p>
            <text:p text:style-name="P12"><text:span text:style-name="T33">Example:</text:span></text:p>
            <text:p text:style-name="P12"><text:span text:style-name="T33"/></text:p>
            <text:p text:style-name="P12"><text:span text:style-name="T33"><text:s/></text:span><text:span text:style-name="T33"><text:tab/></text:span><text:span text:style-name="T33"> <text:s/></text:span><text:span text:style-name="T33">#!/bin/bash </text:span></text:p>
            <text:p text:style-name="P12"><text:span text:style-name="T33"><text:s text:c="9"/></text:span><text:span text:style-name="T33">counter=0</text:span></text:p>
            <text:p text:style-name="P12"><text:span text:style-name="T33"><text:s text:c="9"/></text:span><text:span text:style-name="T33">while [ <text:s/>$counter -lt 10 ]; do</text:span></text:p>
            <text:p text:style-name="P12"><text:span text:style-name="T33"><text:s text:c="13"/></text:span><text:span text:style-name="T33">echo The counter is $counter</text:span></text:p>
            <text:p text:style-name="P12"><text:span text:style-name="T33"><text:s text:c="13"/></text:span><text:span text:style-name="T33">let counter=counter+1 </text:span></text:p>
            <text:p text:style-name="P12"><text:span text:style-name="T33"><text:s text:c="9"/></text:span><text:span text:style-name="T33">don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0;p29" presentation:style-name="pr2" draw:text-style-name="P28" draw:layer="layout" svg:width="24.356cm" svg:height="15.538cm" svg:x="1.282cm" svg:y="3.055cm" presentation:class="outline" presentation:user-transformed="true">
          <draw:text-box>
            <text:p text:style-name="P12"><text:span text:style-name="T33">Interrupt the loop at number … (try)</text:span></text:p>
            <text:p text:style-name="P12"><text:span text:style-name="T33">#!/bin/bash</text:span></text:p>
            <text:p text:style-name="P12"><text:span text:style-name="T33"/></text:p>
            <text:p text:style-name="P12"><text:span text:style-name="T33">num=1</text:span></text:p>
            <text:p text:style-name="P12"><text:span text:style-name="T33">while [ $num -lt 10 ]</text:span></text:p>
            <text:p text:style-name="P12"><text:span text:style-name="T33">do</text:span></text:p>
            <text:p text:style-name="P12"><text:span text:style-name="T33">if [ $num -eq 5 ]</text:span></text:p>
            <text:p text:style-name="P12"><text:span text:style-name="T33">then</text:span></text:p>
            <text:p text:style-name="P12"><text:span text:style-name="T33">echo “$num equal to 5 so I interrupt the loop”</text:span></text:p>
            <text:p text:style-name="P12"><text:span text:style-name="T33">break</text:span></text:p>
            <text:p text:style-name="P12"><text:span text:style-name="T33">fi</text:span></text:p>
            <text:p text:style-name="P12"><text:span text:style-name="T33">echo $num</text:span></text:p>
            <text:p text:style-name="P12"><text:span text:style-name="T33">let num+=1</text:span></text:p>
            <text:p text:style-name="P12"><text:span text:style-name="T33">done</text:span></text:p>
            <text:p text:style-name="P12"><text:span text:style-name="T33">echo “Loop is complet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37" draw:layer="layout" svg:width="20.848cm" svg:height="2.286cm" svg:x="0cm" svg:y="0.099cm">
          <text:p text:style-name="P3"><text:span text:style-name="T60">Example of break statement in 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485cm" presentation:class="outline" presentation:user-transformed="true">
          <draw:text-box>
            <text:p text:style-name="P12"><text:span text:style-name="T33">Executes one or more instructions until a condition is false.</text:span></text:p>
            <text:p text:style-name="P12"><text:span text:style-name="T33"/></text:p>
            <text:p text:style-name="P12"><text:span text:style-name="T33"/></text:p>
            <text:p text:style-name="P12"><text:span text:style-name="T33">Syntax:</text:span></text:p>
            <text:p text:style-name="P12"><text:span text:style-name="T33"><text:s text:c="7"/></text:span><text:span text:style-name="T33">until CONDITION; do</text:span></text:p>
            <text:p text:style-name="P12"><text:span text:style-name="T33"><text:s text:c="12"/></text:span><text:span text:style-name="T33">COMMANDS</text:span></text:p>
            <text:p text:style-name="P12"><text:span text:style-name="T33"><text:s text:c="7"/></text:span><text:span text:style-name="T33">done</text:span></text:p>
            <text:p text:style-name="P12"><text:span text:style-name="T33"/></text:p>
            <text:p text:style-name="P12"><text:span text:style-name="T33">Example:</text:span></text:p>
            <text:p text:style-name="P12"><text:span text:style-name="T33"><text:s/></text:span><text:span text:style-name="T33"><text:tab/></text:span><text:span text:style-name="T33"> <text:s/></text:span><text:span text:style-name="T33">#!/bin/bash </text:span></text:p>
            <text:p text:style-name="P12"><text:span text:style-name="T33"><text:s text:c="9"/></text:span><text:span text:style-name="T33">counter=20</text:span></text:p>
            <text:p text:style-name="P12"><text:span text:style-name="T33"><text:s text:c="9"/></text:span><text:span text:style-name="T33">until [ <text:s/>$counter -lt 10 ]; do</text:span></text:p>
            <text:p text:style-name="P12"><text:span text:style-name="T33"><text:s text:c="13"/></text:span><text:span text:style-name="T33">echo counter $counter</text:span></text:p>
            <text:p text:style-name="P12"><text:span text:style-name="T33"><text:s text:c="13"/></text:span><text:span text:style-name="T33">let counter-=1</text:span></text:p>
            <text:p text:style-name="P12"><text:span text:style-name="T33"><text:s text:c="9"/></text:span><text:span text:style-name="T33">done</text:span></text:p>
          </draw:text-box>
        </draw:frame>
        <draw:custom-shape draw:name="Google Shape;142;p29" draw:style-name="gr6" draw:text-style-name="P37" draw:layer="layout" svg:width="20.848cm" svg:height="2.286cm" svg:x="0.1cm" svg:y="0.099cm">
          <text:p text:style-name="P3"><text:span text:style-name="T60">until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485cm" presentation:class="outline" presentation:user-transformed="true">
          <draw:text-box>
            <text:p text:style-name="P12"><text:span text:style-name="T33">Until is similar to while, but it is a slightly difference: </text:span></text:p>
            <text:p text:style-name="P12"><text:span text:style-name="T33">Until is executed while the condition is false,</text:span></text:p>
            <text:p text:style-name="P12"><text:span text:style-name="T33">While is executed while the condition is true.</text:span></text:p>
            <text:p text:style-name="P12"><text:span text:style-name="T33">What means it?</text:span></text:p>
            <text:p text:style-name="P12"><text:span text:style-name="T33"/></text:p>
            <text:p text:style-name="P12"><text:span text:style-name="T33">Try the following code and check the output:</text:span></text:p>
            <text:p text:style-name="P12"><text:span text:style-name="T33"/></text:p>
            <text:p text:style-name="P12"><text:span text:style-name="T33">num=1</text:span></text:p>
            <text:p text:style-name="P12"><text:span text:style-name="T39">while</text:span><text:span text:style-name="T33"> [[ $num -lt 10 ]]</text:span></text:p>
            <text:p text:style-name="P12"><text:span text:style-name="T33">do</text:span></text:p>
            <text:p text:style-name="P12"><text:span text:style-name="T33">if [[ $num -eq 5 ]]</text:span></text:p>
            <text:p text:style-name="P12"><text:span text:style-name="T33">then</text:span></text:p>
            <text:p text:style-name="P12"><text:span text:style-name="T33">break</text:span></text:p>
            <text:p text:style-name="P12"><text:span text:style-name="T33">fi</text:span></text:p>
            <text:p text:style-name="P12"><text:span text:style-name="T33">echo $num</text:span></text:p>
            <text:p text:style-name="P12"><text:span text:style-name="T33">let num=num+1</text:span></text:p>
            <text:p text:style-name="P12"><text:span text:style-name="T33">done</text:span></text:p>
            <text:p text:style-name="P12"><text:span text:style-name="T33">echo “Loop while is complete”</text:span></text:p>
            <text:p text:style-name="P12"><text:span text:style-name="T33"/></text:p>
            <text:p text:style-name="P12"><text:span text:style-name="T33"/></text:p>
          </draw:text-box>
        </draw:frame>
        <draw:custom-shape draw:name="Google Shape;142;p29" draw:style-name="gr6" draw:text-style-name="P37" draw:layer="layout" svg:width="20.848cm" svg:height="2.286cm" svg:x="0.1cm" svg:y="0.099cm">
          <text:p text:style-name="P3"><text:span text:style-name="T60">until vs.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10.638cm" svg:height="9.083cm" svg:x="11.374cm" svg:y="8.356cm" presentation:class="outline" presentation:user-transformed="true">
          <draw:text-box>
            <text:p text:style-name="P12"><text:span text:style-name="T33">num1=1</text:span></text:p>
            <text:p text:style-name="P12"><text:span text:style-name="T39">until</text:span><text:span text:style-name="T33"> [[ $num1 -lt 10 ]]</text:span></text:p>
            <text:p text:style-name="P12"><text:span text:style-name="T33">do</text:span></text:p>
            <text:p text:style-name="P12"><text:span text:style-name="T33">if [[ $num1 -eq 5 ]]</text:span></text:p>
            <text:p text:style-name="P12"><text:span text:style-name="T33">then</text:span></text:p>
            <text:p text:style-name="P12"><text:span text:style-name="T33">break</text:span></text:p>
            <text:p text:style-name="P12"><text:span text:style-name="T33">fi</text:span></text:p>
            <text:p text:style-name="P12"><text:span text:style-name="T33">echo $num1</text:span></text:p>
            <text:p text:style-name="P12"><text:span text:style-name="T33">let num1=num1+1</text:span></text:p>
            <text:p text:style-name="P12"><text:span text:style-name="T33">done</text:span></text:p>
            <text:p text:style-name="P12"><text:span text:style-name="T33">echo “Loop until is complete”</text:span></text:p>
            <text:p text:style-name="P12"><text:span text:style-name="T33"/></text:p>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13">${myArray[@]} return all the elements of an array</text:span></text:p>
            <text:p text:style-name="P12"><text:span text:style-name="T13">replace the numeric index with the @ symbol can be tought as standing for all.</text:span></text:p>
            <text:p text:style-name="P12"><text:span text:style-name="T13"/></text:p>
            <text:p text:style-name="P12"><text:span text:style-name="T13">Example: Loop on all elements of the array:</text:span></text:p>
            <text:p text:style-name="P12"><text:span text:style-name="T13"/></text:p>
            <text:p text:style-name="P12"><text:span text:style-name="T13">myArray=(1, 3, 5, ”try” , ”this” ,1)</text:span></text:p>
            <text:p text:style-name="P12"><text:span text:style-name="T13"/></text:p>
            <text:p text:style-name="P12"><text:span text:style-name="T13">for t in ${myArray[@]}; do</text:span></text:p>
            <text:p text:style-name="P12"><text:span text:style-name="T13"><text:s text:c="2"/></text:span><text:span text:style-name="T13">echo array element $t</text:span></text:p>
            <text:p text:style-name="P12"><text:span text:style-name="T13">done</text:span></text:p>
          </draw:text-box>
        </draw:frame>
        <draw:custom-shape draw:name="Google Shape;142;p29" draw:style-name="gr6" draw:text-style-name="P27" draw:layer="layout" svg:width="20.848cm" svg:height="2.286cm" svg:x="0cm" svg:y="0cm">
          <text:p text:style-name="P3"><text:span text:style-name="T16">Loop through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13">${!allThreads[@]} <text:s/>returns all the indexes in an array. </text:span></text:p>
            <text:p text:style-name="P12"><text:span text:style-name="T13"/></text:p>
            <text:p text:style-name="P12"><text:span text:style-name="T13">Example: Loop on all indexes of the array:</text:span></text:p>
            <text:p text:style-name="P12"><text:span text:style-name="T13"/></text:p>
            <text:p text:style-name="P12"><text:span text:style-name="T13">myArray=(1, 3, 5, ”try” , ”this”, 1)</text:span></text:p>
            <text:p text:style-name="P12"><text:span text:style-name="T13"/></text:p>
            <text:p text:style-name="P12"><text:span text:style-name="T13">for i in ${!myArray[@]}; do</text:span></text:p>
            <text:p text:style-name="P12"><text:span text:style-name="T13"><text:s text:c="2"/></text:span><text:span text:style-name="T13">echo “Array element ${i} is = ${myArray[$i]}”</text:span></text:p>
            <text:p text:style-name="P12"><text:span text:style-name="T13">done</text:span></text:p>
          </draw:text-box>
        </draw:frame>
        <draw:custom-shape draw:name="Google Shape;142;p29" draw:style-name="gr6" draw:text-style-name="P27" draw:layer="layout" svg:width="20.848cm" svg:height="2.286cm" svg:x="0cm" svg:y="0cm">
          <text:p text:style-name="P3"><text:span text:style-name="T16">Loop through array ind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Functions are use to group sets of commands logically related making them reusable without the need to re-write them.</text:span></text:p>
            <text:p text:style-name="P12"><text:span text:style-name="T33"/></text:p>
            <text:p text:style-name="P12"><text:span text:style-name="T33">A function does not need to be declared.</text:span></text:p>
            <text:p text:style-name="P12"><text:span text:style-name="T33"/></text:p>
            <text:p text:style-name="P12"><text:span text:style-name="T33">Function example:</text:span></text:p>
            <text:p text:style-name="P12"><text:span text:style-name="T33"><text:s text:c="11"/></text:span><text:span text:style-name="T33">#!bin/bash </text:span></text:p>
            <text:p text:style-name="P12"><text:span text:style-name="T33"><text:s text:c="11"/></text:span><text:span text:style-name="T33">function quit {</text:span></text:p>
            <text:p text:style-name="P12"><text:span text:style-name="T33"><text:s text:c="15"/></text:span><text:span text:style-name="T33">exit</text:span></text:p>
            <text:p text:style-name="P12"><text:span text:style-name="T33"><text:s text:c="11"/></text:span><text:span text:style-name="T33">}</text:span></text:p>
            <text:p text:style-name="P12"><text:span text:style-name="T33"><text:s text:c="11"/></text:span><text:span text:style-name="T33">function hello {</text:span></text:p>
            <text:p text:style-name="P12"><text:span text:style-name="T33"><text:s text:c="15"/></text:span><text:span text:style-name="T33">echo Hello!</text:span></text:p>
            <text:p text:style-name="P12"><text:span text:style-name="T33"><text:s text:c="11"/></text:span><text:span text:style-name="T33">}</text:span></text:p>
            <text:p text:style-name="P12"><text:span text:style-name="T33"><text:s text:c="11"/></text:span><text:span text:style-name="T33">hello</text:span></text:p>
            <text:p text:style-name="P12"><text:span text:style-name="T33"><text:s text:c="11"/></text:span><text:span text:style-name="T33">quit</text:span></text:p>
            <text:p text:style-name="P12"><text:span text:style-name="T33"><text:s text:c="11"/></text:span><text:span text:style-name="T33">echo foo </text:span></text:p>
            <text:p text:style-name="P12"><text:span text:style-name="T33"><text:s text:c="11"/></text:span></text:p>
          </draw:text-box>
        </draw:frame>
        <draw:custom-shape draw:name="Google Shape;142;p29" draw:style-name="gr6" draw:text-style-name="P27" draw:layer="layout" svg:width="20.848cm" svg:height="2.286cm" svg:x="0cm" svg:y="0cm">
          <text:p text:style-name="P3"><text:span text:style-name="T16">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40" draw:layer="layout" svg:width="15.293cm" svg:height="10.927cm" svg:x="8.837cm" svg:y="6.535cm">
          <text:p/>
          <draw:enhanced-geometry svg:viewBox="0 0 21600 21600" draw:type="rectangle" draw:enhanced-path="M 0 0 L 21600 0 21600 21600 0 21600 0 0 Z N"/>
        </draw:custom-shape>
        <draw:frame draw:name="Google Shape;140;p29" presentation:style-name="pr2" draw:text-style-name="P28" draw:layer="layout" svg:width="14.87cm" svg:height="10.477cm" svg:x="9.037cm" svg:y="6.72cm" presentation:class="outline" presentation:user-transformed="true">
          <draw:text-box>
            <text:p text:style-name="P12"><text:span text:style-name="T33">Syntax: <text:s text:c="9"/>function func_name {</text:span></text:p>
            <text:p text:style-name="P12"><text:span text:style-name="T33"><text:s text:c="27"/></text:span><text:span text:style-name="T33">command1</text:span></text:p>
            <text:p text:style-name="P12"><text:span text:style-name="T33"><text:s text:c="27"/></text:span><text:span text:style-name="T33">command2</text:span></text:p>
            <text:p text:style-name="P12"><text:span text:style-name="T33"><text:s text:c="27"/>…</text:span><text:span text:style-name="T33">..</text:span></text:p>
            <text:p text:style-name="P12"><text:span text:style-name="T33"><text:s text:c="22"/></text:span><text:span text:style-name="T33">}</text:span></text:p>
            <text:p text:style-name="P12"><text:span text:style-name="T33"/></text:p>
            <text:p text:style-name="P12"><text:span text:style-name="T33">How to call the function in a script:</text:span></text:p>
            <text:p text:style-name="P12"><text:span text:style-name="T33"/></text:p>
            <text:p text:style-name="P12"><text:span text:style-name="T33"><text:s text:c="22"/></text:span><text:span text:style-name="T33">func_name</text:span></text:p>
          </draw:text-box>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office:forms form:automatic-focus="false" form:apply-design-mode="false"/>
        <draw:frame draw:name="Google Shape;140;p29" presentation:style-name="pr2" draw:text-style-name="P28" draw:layer="layout" svg:width="24.924cm" svg:height="16.008cm" svg:x="0.714cm" svg:y="2.285cm" presentation:class="outline" presentation:user-transformed="true">
          <draw:text-box>
            <text:p text:style-name="P12"><text:span text:style-name="T33">Parameters does not need to be declared.</text:span></text:p>
            <text:p text:style-name="P12"><text:span text:style-name="T33">It is good practice </text:span></text:p>
            <text:list text:style-name="L3">
              <text:list-item>
                <text:p text:style-name="P12"><text:span text:style-name="T33">to put a comment before the function definition describing parameters and their meaning</text:span></text:p>
              </text:list-item>
              <text:list-item>
                <text:p text:style-name="P12"><text:span text:style-name="T33">Read the parameters at the beginning of the function</text:span></text:p>
              </text:list-item>
            </text:list>
            <text:p text:style-name="P12"><text:span text:style-name="T33">Function with parameters example:</text:span></text:p>
            <text:p text:style-name="P12"><text:span text:style-name="T33">#!/bin/bash </text:span></text:p>
            <text:p text:style-name="P12"><text:span text:style-name="T33">function quit {</text:span></text:p>
            <text:p text:style-name="P12"><text:span text:style-name="T33"><text:s text:c="5"/></text:span><text:span text:style-name="T33">exit</text:span></text:p>
            <text:p text:style-name="P12"><text:span text:style-name="T33">} <text:s/></text:span></text:p>
            <text:p text:style-name="P12"><text:span text:style-name="T33"># input parameter msg=”a message”</text:span></text:p>
            <text:p text:style-name="P12"><text:span text:style-name="T33">function my_func {</text:span></text:p>
            <text:p text:style-name="P12"><text:span text:style-name="T33"><text:s text:c="5"/></text:span><text:span text:style-name="T33">msg=$1</text:span></text:p>
            <text:p text:style-name="P12"><text:span text:style-name="T33"><text:s text:c="4"/></text:span><text:span text:style-name="T33">echo $msg </text:span></text:p>
            <text:p text:style-name="P12"><text:span text:style-name="T33">} <text:s/></text:span></text:p>
            <text:p text:style-name="P12"><text:span text:style-name="T33">my_func Hello</text:span></text:p>
            <text:p text:style-name="P12"><text:span text:style-name="T33">my_func World</text:span></text:p>
            <text:p text:style-name="P12"><text:span text:style-name="T33">quit</text:span></text:p>
            <text:p text:style-name="P12"><text:span text:style-name="T33">echo foo </text:span></text:p>
            <text:p text:style-name="P12"><text:span text:style-name="T33"><text:s text:c="11"/></text:span></text:p>
          </draw:text-box>
        </draw:frame>
        <draw:custom-shape draw:name="Google Shape;142;p29" draw:style-name="gr6" draw:text-style-name="P27" draw:layer="layout" svg:width="20.848cm" svg:height="2.286cm" svg:x="0cm" svg:y="0cm">
          <text:p text:style-name="P3"><text:span text:style-name="T16">Functions parameter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40" draw:layer="layout" svg:width="11.669cm" svg:height="10.557cm" svg:x="12.964cm" svg:y="6.905cm">
          <text:p/>
          <draw:enhanced-geometry svg:viewBox="0 0 21600 21600" draw:type="rectangle" draw:enhanced-path="M 0 0 L 21600 0 21600 21600 0 21600 0 0 Z N"/>
        </draw:custom-shape>
        <draw:frame draw:name="Google Shape;140;p29" presentation:style-name="pr2" draw:text-style-name="P28" draw:layer="layout" svg:width="11.297cm" svg:height="10.398cm" svg:x="13.15cm" svg:y="7.064cm" presentation:class="outline" presentation:user-transformed="true">
          <draw:text-box>
            <text:p text:style-name="P12"><text:span text:style-name="T33">Syntax with parameters: <text:s text:c="9"/></text:span></text:p>
            <text:p text:style-name="P12"><text:span text:style-name="T33">function func_name {</text:span></text:p>
            <text:p text:style-name="P12"><text:span text:style-name="T33"><text:s text:c="8"/></text:span><text:span text:style-name="T33">command1</text:span></text:p>
            <text:p text:style-name="P12"><text:span text:style-name="T33"><text:s text:c="8"/></text:span><text:span text:style-name="T33">command2</text:span></text:p>
            <text:p text:style-name="P12"><text:span text:style-name="T33"><text:s text:c="8"/>…</text:span><text:span text:style-name="T33">..</text:span></text:p>
            <text:p text:style-name="P12"><text:span text:style-name="T33">}</text:span></text:p>
            <text:p text:style-name="P12"><text:span text:style-name="T33"/></text:p>
            <text:p text:style-name="P12"><text:span text:style-name="T33">How to call the function with parameters in a script:</text:span></text:p>
            <text:p text:style-name="P12"><text:span text:style-name="T33"/></text:p>
            <text:p text:style-name="P12"><text:span text:style-name="T33">func_name para1 param2 ...</text:span></text:p>
          </draw:text-box>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cat usage.sh</text:span></text:p>
            <text:p text:style-name="P12"><text:span text:style-name="T33"/></text:p>
            <text:p text:style-name="P12"><text:span text:style-name="T33">#!/bin/bash </text:span></text:p>
            <text:p text:style-name="P12"><text:span text:style-name="T33"><text:s/></text:span></text:p>
            <text:p text:style-name="P12"><text:span text:style-name="T33">display_usage() { </text:span></text:p>
            <text:p text:style-name="P12"><text:span text:style-name="T33"><text:s text:c="5"/></text:span><text:span text:style-name="T33"># echo "This script must be run with super-user privileges." </text:span></text:p>
            <text:p text:style-name="P12"><text:span text:style-name="T33"><text:s text:c="5"/></text:span><text:span text:style-name="T33">echo -e "\nUsage:\n$0 [arguments] \n" </text:span></text:p>
            <text:p text:style-name="P12"><text:span text:style-name="T33">} </text:span></text:p>
            <text:p text:style-name="P12"><text:span text:style-name="T33"/></text:p>
            <text:p text:style-name="P12"><text:span text:style-name="T33"># if less than two arguments supplied, display usage </text:span></text:p>
            <text:p text:style-name="P12"><text:span text:style-name="T33">if [[ <text:s/>$# -le 1 ]] </text:span></text:p>
            <text:p text:style-name="P12"><text:span text:style-name="T33"><text:s text:c="2"/></text:span><text:span text:style-name="T33">then </text:span></text:p>
            <text:p text:style-name="P12"><text:span text:style-name="T33"><text:s text:c="4"/></text:span><text:span text:style-name="T33">display_usage</text:span></text:p>
            <text:p text:style-name="P12"><text:span text:style-name="T33"><text:s text:c="4"/></text:span><text:span text:style-name="T33">exit 1</text:span></text:p>
            <text:p text:style-name="P12"><text:span text:style-name="T33">fi </text:span></text:p>
            <text:p text:style-name="P12"><text:span text:style-name="T33"/></text:p>
          </draw:text-box>
        </draw:frame>
        <draw:custom-shape draw:name="Google Shape;142;p29" draw:style-name="gr6" draw:text-style-name="P27" draw:layer="layout" svg:width="20.848cm" svg:height="2.286cm" svg:x="0cm" svg:y="0.1cm">
          <text:p text:style-name="P3"><text:span text:style-name="T16">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Example</text:span></text:p>
            <text:p text:style-name="P12"><text:span text:style-name="T33"/></text:p>
            <text:p text:style-name="P12"><text:span text:style-name="T33"><text:s text:c="10"/></text:span><text:span text:style-name="T33">#!/bin/bash <text:s text:c="7"/></text:span></text:p>
            <text:p text:style-name="P12"><text:span text:style-name="T33"><text:s text:c="10"/></text:span><text:span text:style-name="T33">if [ -z "$1" ]; then <text:s text:c="7"/># check if one parameter exists</text:span></text:p>
            <text:p text:style-name="P12"><text:span text:style-name="T33"><text:s text:c="14"/></text:span><text:span text:style-name="T33">echo usage: $0 directory</text:span></text:p>
            <text:p text:style-name="P12"><text:span text:style-name="T33"><text:s text:c="14"/></text:span><text:span text:style-name="T33">exit</text:span></text:p>
            <text:p text:style-name="P12"><text:span text:style-name="T33"><text:s text:c="10"/></text:span><text:span text:style-name="T33">fi</text:span></text:p>
            <text:p text:style-name="P12"><text:span text:style-name="T33"><text:s text:c="10"/></text:span><text:span text:style-name="T33">srcd=$1</text:span></text:p>
            <text:p text:style-name="P12"><text:span text:style-name="T33"><text:s text:c="10"/></text:span><text:span text:style-name="T33">bakd="/tmp/"</text:span></text:p>
            <text:p text:style-name="P12"><text:span text:style-name="T33"><text:s text:c="10"/></text:span><text:span text:style-name="T33">mkdir $bakd</text:span></text:p>
            <text:p text:style-name="P12"><text:span text:style-name="T33"><text:s text:c="10"/></text:span><text:span text:style-name="T33">of=home-$(date +%Y%m%d).tgz</text:span></text:p>
            <text:p text:style-name="P12"><text:span text:style-name="T33"><text:s text:c="10"/></text:span><text:span text:style-name="T33">tar -czf $bakd$of $srcd</text:span></text:p>
          </draw:text-box>
        </draw:frame>
        <draw:custom-shape draw:name="Google Shape;142;p29" draw:style-name="gr6" draw:text-style-name="P27" draw:layer="layout" svg:width="20.848cm" svg:height="2.286cm" svg:x="0cm" svg:y="0.1cm">
          <text:p text:style-name="P3"><text:span text:style-name="T16">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Positional parameters are a series of special variables ($0 through $9) that contain the contents of the command line. </text:span></text:p>
            <text:p text:style-name="P12"><text:span text:style-name="T33">If my_script is a bash shell script, we could read each item on the command line because the positional parameters contain the following: </text:span></text:p>
            <text:p text:style-name="P12"><text:span text:style-name="T33">$0 would contain "some_program" </text:span></text:p>
            <text:p text:style-name="P12"><text:span text:style-name="T33">$1 would contain "parameter1"</text:span></text:p>
            <text:p text:style-name="P12"><text:span text:style-name="T33">$2 would contain "parameter2"</text:span></text:p>
            <text:p text:style-name="P12"><text:span text:style-name="T33">…</text:span><text:span text:style-name="T33">..</text:span></text:p>
            <text:p text:style-name="P12"><text:span text:style-name="T40"/></text:p>
            <text:p text:style-name="P12"><text:span text:style-name="T33">This way, if <text:s/>I call my_script with two parameters:</text:span></text:p>
            <text:p text:style-name="P12"><text:span text:style-name="T33">my_script Hello world</text:span></text:p>
            <text:p text:style-name="P12"><text:span text:style-name="T33">Then inside the script I can read them with:</text:span></text:p>
            <text:p text:style-name="P12"><text:span text:style-name="T33">#!/bin/bash</text:span></text:p>
            <text:p text:style-name="P12"><text:span text:style-name="T33">script_name=$0</text:span></text:p>
            <text:p text:style-name="P12"><text:span text:style-name="T33">first_word=$1</text:span></text:p>
            <text:p text:style-name="P12"><text:span text:style-name="T33">second_word=$2</text:span></text:p>
            <text:p text:style-name="P12"><text:span text:style-name="T33">Echo “$script_name says $first_word $second_word</text:span></text:p>
            <text:p text:style-name="P12"><text:span text:style-name="T40"/></text:p>
            <text:p text:style-name="P12"><text:span text:style-name="T33">The mechanism is the same to read functions parameters.</text:span></text:p>
            <text:p text:style-name="P12"><text:span text:style-name="T33"/></text:p>
          </draw:text-box>
        </draw:frame>
        <draw:custom-shape draw:name="Google Shape;142;p29" draw:style-name="gr6" draw:text-style-name="P27" draw:layer="layout" svg:width="20.848cm" svg:height="2.286cm" svg:x="0cm" svg:y="0.1cm">
          <text:p text:style-name="P3"><text:span text:style-name="T16">Positional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list text:style-name="L3">
              <text:list-item>
                <text:p text:style-name="P12"><text:span text:style-name="T33">Example on how to read the user’s input:</text:span></text:p>
              </text:list-item>
            </text:list>
            <text:p text:style-name="P12"><text:span text:style-name="T33"/></text:p>
            <text:p text:style-name="P12"><text:span text:style-name="T33"><text:s text:c="20"/></text:span><text:span text:style-name="T33">#!/bin/bash</text:span></text:p>
            <text:p text:style-name="P12"><text:span text:style-name="T33"><text:s text:c="20"/></text:span><text:span text:style-name="T33">echo Please, enter your name</text:span></text:p>
            <text:p text:style-name="P12"><text:span text:style-name="T33"><text:s text:c="20"/></text:span><text:span text:style-name="T33">read NAME</text:span></text:p>
            <text:p text:style-name="P12"><text:span text:style-name="T33"><text:s text:c="20"/></text:span><text:span text:style-name="T33">echo "Hi $NAME!"</text:span></text:p>
            <text:p text:style-name="P12"><text:span text:style-name="T33"><text:s text:c="12"/></text:span></text:p>
            <text:p text:style-name="P12"><text:span text:style-name="T33"/></text:p>
            <text:list text:continue-numbering="true" text:style-name="L3">
              <text:list-item>
                <text:p text:style-name="P12"><text:span text:style-name="T33">Example on how to read multiple user’s input:</text:span></text:p>
              </text:list-item>
            </text:list>
            <text:p text:style-name="P12"><text:span text:style-name="T33"/></text:p>
            <text:p text:style-name="P12"><text:span text:style-name="T33"><text:s text:c="20"/></text:span><text:span text:style-name="T33">#!/bin/bash</text:span></text:p>
            <text:p text:style-name="P12"><text:span text:style-name="T33"><text:s text:c="20"/></text:span><text:span text:style-name="T33">echo Please, enter your firstname and lastname</text:span></text:p>
            <text:p text:style-name="P12"><text:span text:style-name="T33"><text:s text:c="20"/></text:span><text:span text:style-name="T33">read FN LN </text:span></text:p>
            <text:p text:style-name="P12"><text:span text:style-name="T33"><text:s text:c="20"/></text:span><text:span text:style-name="T33">echo "Hi! $LN, $FN !"</text:span></text:p>
            <text:p text:style-name="P12"><text:span text:style-name="T33"><text:s text:c="20"/></text:span><text:span text:style-name="T33">echo "How are you?"</text:span></text:p>
            <text:p text:style-name="P12"><text:span text:style-name="T33"><text:s text:c="12"/></text:span></text:p>
            <text:p text:style-name="P12"><text:span text:style-name="T33"/></text:p>
            <text:p text:style-name="P12"><text:span text:style-name="T33"/></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Read the user’s inpu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In general you can distinguish between</text:span></text:p>
            <text:p text:style-name="P12"><text:span text:style-name="T33">Global</text:span></text:p>
            <text:p text:style-name="P12"><text:span text:style-name="T33">Local</text:span><text:span text:style-name="T33"><text:tab/></text:span><text:span text:style-name="T33"><text:tab/></text:span><text:span text:style-name="T33"><text:tab/></text:span><text:span text:style-name="T33">Scope</text:span></text:p>
            <text:p text:style-name="P12"><text:span text:style-name="T33">Function</text:span></text:p>
            <text:p text:style-name="P12"><text:span text:style-name="T33"/></text:p>
            <text:p text:style-name="P12"><text:span text:style-name="T33"/></text:p>
            <text:p text:style-name="P12"><text:span text:style-name="T33"/></text:p>
            <text:p text:style-name="P12"><text:span text:style-name="T33">Bash (like Python) doesn't have block scope in conditionals. </text:span></text:p>
            <text:p text:style-name="P12"><text:span text:style-name="T33"/></text:p>
            <text:p text:style-name="P12"><text:span text:style-name="T33">It has local scope within functions, it is also possible to use the ‘local’ modifier which is a keyword <text:s/>to declare the local variables. </text:span></text:p>
            <text:p text:style-name="P12"><text:span text:style-name="T33">Local variables are visible only within the block of code. </text:span></text:p>
            <text:p text:style-name="P12"><text:span text:style-name="T33"/></text:p>
            <text:p text:style-name="P12"><text:span text:style-name="T33">Variable scope (visibility) is related mainly to the shell.</text:span></text:p>
            <text:p text:style-name="P12"><text:span text:style-name="T33">Exported variables are visible in all subshells.</text:span></text:p>
          </draw:text-box>
        </draw:frame>
        <draw:custom-shape draw:name="Google Shape;142;p29" draw:style-name="gr6" draw:text-style-name="P27" draw:layer="layout" svg:width="20.848cm" svg:height="2.286cm" svg:x="0.1cm" svg:y="0.083cm">
          <text:p text:style-name="P3"><text:span text:style-name="T16">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 draw:text-style-name="P39" draw:layer="layout" svg:x1="3.284cm" svg:y1="5.885cm" svg:x2="5.063cm" svg:y2="5.155cm">
          <text:p/>
        </draw:line>
        <draw:line draw:style-name="gr12" draw:text-style-name="P39" draw:layer="layout" svg:x1="2.418cm" svg:y1="4.106cm" svg:x2="4.927cm" svg:y2="4.744cm">
          <text:p/>
        </draw:line>
        <draw:line draw:style-name="gr12" draw:text-style-name="P39" draw:layer="layout" svg:x1="2.144cm" svg:y1="4.972cm" svg:x2="5.063cm" svg:y2="4.972cm">
          <text:p/>
        </draw:line>
        <draw:custom-shape draw:style-name="gr16" draw:text-style-name="P40" draw:layer="layout" svg:width="6.249cm" svg:height="4.607cm" svg:x="8.394cm" svg:y="3.878cm">
          <text:p/>
          <draw:enhanced-geometry svg:viewBox="0 0 21600 21600" draw:type="rectangle" draw:enhanced-path="M 0 0 L 21600 0 21600 21600 0 21600 0 0 Z N"/>
        </draw:custom-shape>
        <draw:custom-shape draw:style-name="gr17" draw:text-style-name="P40" draw:layer="layout" svg:width="5.319cm" svg:height="2.256cm" svg:x="8.594cm" svg:y="4.678cm">
          <text:p/>
          <draw:enhanced-geometry svg:viewBox="0 0 21600 21600" draw:type="rectangle" draw:enhanced-path="M 0 0 L 21600 0 21600 21600 0 21600 0 0 Z N"/>
        </draw:custom-shape>
        <draw:frame draw:style-name="gr18" draw:text-style-name="P41" draw:layer="layout" svg:width="3.513cm" svg:height="0.996cm" svg:x="8.331cm" svg:y="3.804cm">
          <draw:text-box>
            <text:p>Global</text:p>
          </draw:text-box>
        </draw:frame>
        <draw:frame draw:style-name="gr18" draw:text-style-name="P41" draw:layer="layout" svg:width="3.513cm" svg:height="0.996cm" svg:x="8.832cm" svg:y="4.704cm">
          <draw:text-box>
            <text:p>Local</text:p>
          </draw:text-box>
        </draw:frame>
        <draw:frame draw:style-name="gr18" draw:text-style-name="P41" draw:layer="layout" svg:width="3.513cm" svg:height="0.996cm" svg:x="10.1cm" svg:y="5.804cm">
          <draw:text-box>
            <text:p>Function</text:p>
          </draw:text-box>
        </draw:frame>
        <draw:frame draw:style-name="gr18" draw:text-style-name="P41" draw:layer="layout" svg:width="3.513cm" svg:height="0.996cm" svg:x="11.501cm" svg:y="7.204cm">
          <draw:text-box>
            <text:p>Function</text:p>
          </draw:text-box>
        </draw:frame>
        <draw:custom-shape draw:style-name="gr19" draw:text-style-name="P40" draw:layer="layout" svg:width="2.901cm" svg:height="0.991cm" svg:x="10.1cm" svg:y="5.778cm">
          <text:p/>
          <draw:enhanced-geometry svg:viewBox="0 0 21600 21600" draw:type="rectangle" draw:enhanced-path="M 0 0 L 21600 0 21600 21600 0 21600 0 0 Z N"/>
        </draw:custom-shape>
        <draw:custom-shape draw:style-name="gr19" draw:text-style-name="P40" draw:layer="layout" svg:width="2.901cm" svg:height="0.991cm" svg:x="11.5cm" svg:y="7.17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A variable exported is a global variable.</text:span></text:p>
            <text:p text:style-name="P12"><text:span text:style-name="T33"/></text:p>
            <text:p text:style-name="P12"><text:span text:style-name="T33">A variable defined in the main body of the script is called a local variable.</text:span></text:p>
            <text:p text:style-name="P12"><text:span text:style-name="T33">• </text:span><text:span text:style-name="T33">It will be visible throughout the script,</text:span></text:p>
            <text:p text:style-name="P12"><text:span text:style-name="T33">• </text:span><text:span text:style-name="T33">A variable which is defined inside a function is local to that function.</text:span></text:p>
            <text:p text:style-name="P12"><text:span text:style-name="T33">• </text:span><text:span text:style-name="T33">It is accessible from the point at which it is defined until the end of the</text:span></text:p>
            <text:p text:style-name="P12"><text:span text:style-name="T33">function, and exists for as long as the function is executing.</text:span></text:p>
            <text:p text:style-name="P12"><text:span text:style-name="T33"/></text:p>
            <text:p text:style-name="P12"><text:span text:style-name="T33"/></text:p>
            <text:p text:style-name="P12"><text:span text:style-name="T33">• </text:span><text:span text:style-name="T33">Global variables can have unintended consequences because of their</text:span></text:p>
            <text:p text:style-name="P12"><text:span text:style-name="T33">wide-ranging effects: we should almost never use them</text:span></text:p>
            <text:p text:style-name="P12"><text:span text:style-name="T33"/></text:p>
          </draw:text-box>
        </draw:frame>
        <draw:custom-shape draw:name="Google Shape;142;p29" draw:style-name="gr6" draw:text-style-name="P27" draw:layer="layout" svg:width="20.848cm" svg:height="2.286cm" svg:x="0.1cm" svg:y="0.083cm">
          <text:p text:style-name="P3"><text:span text:style-name="T16">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bin/bash</text:span></text:p>
            <text:p text:style-name="P12"><text:span text:style-name="T33">e=2</text:span></text:p>
            <text:p text:style-name="P12"><text:span text:style-name="T33">echo At beginning e = $e</text:span></text:p>
            <text:p text:style-name="P12"><text:span text:style-name="T33">function test1() {</text:span></text:p>
            <text:p text:style-name="P12"><text:span text:style-name="T33"><text:s text:c="2"/></text:span><text:span text:style-name="T33">e=4</text:span></text:p>
            <text:p text:style-name="P12"><text:span text:style-name="T33"><text:s text:c="2"/></text:span><text:span text:style-name="T33">echo "hello. Now in the function1 e = $e"</text:span></text:p>
            <text:p text:style-name="P12"><text:span text:style-name="T33">}</text:span></text:p>
            <text:p text:style-name="P12"><text:span text:style-name="T33">function test2() {</text:span></text:p>
            <text:p text:style-name="P12"><text:span text:style-name="T33"><text:s text:c="2"/></text:span><text:span text:style-name="T33">local e=4</text:span></text:p>
            <text:p text:style-name="P12"><text:span text:style-name="T33"><text:s text:c="2"/></text:span><text:span text:style-name="T33">echo "hello. Now in the function2 e = $e"</text:span></text:p>
            <text:p text:style-name="P12"><text:span text:style-name="T33">}</text:span></text:p>
            <text:p text:style-name="P12"><text:span text:style-name="T33">test1 </text:span></text:p>
            <text:p text:style-name="P12"><text:span text:style-name="T33">echo "After calling the function1 e = $e"</text:span></text:p>
            <text:p text:style-name="P12"><text:span text:style-name="T33"/></text:p>
            <text:p text:style-name="P12"><text:span text:style-name="T33">e=2</text:span></text:p>
            <text:p text:style-name="P12"><text:span text:style-name="T33">echo In the file before to call func2 reassign e = $e</text:span></text:p>
            <text:p text:style-name="P12"><text:span text:style-name="T33">test2 </text:span></text:p>
            <text:p text:style-name="P12"><text:span text:style-name="T33">echo "After calling the function2 e = $e"</text:span></text:p>
            <text:p text:style-name="P12"><text:span text:style-name="T33"/></text:p>
            <text:p text:style-name="P12"><text:span text:style-name="T33"/></text:p>
            <text:p text:style-name="P12"><text:span text:style-name="T33"/></text:p>
          </draw:text-box>
        </draw:frame>
        <draw:custom-shape draw:name="Google Shape;142;p29" draw:style-name="gr6" draw:text-style-name="P27" draw:layer="layout" svg:width="20.848cm" svg:height="2.286cm" svg:x="0.1cm" svg:y="0.083cm">
          <text:p text:style-name="P3"><text:span text:style-name="T16">Exercise: 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6.033cm" svg:height="4.26cm" svg:x="17.052cm" svg:y="6.53cm" presentation:class="outline" presentation:user-transformed="true">
          <draw:text-box>
            <text:p text:style-name="P12"><text:span text:style-name="T33">Justify the result !</text:span></text:p>
          </draw:text-box>
        </draw:frame>
        <draw:custom-shape draw:style-name="gr20" draw:text-style-name="P40" draw:layer="layout" svg:width="7.25cm" svg:height="1.799cm" svg:x="16.801cm" svg:y="6.13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text:s/></text:span><text:span text:style-name="T33">Sed is a non interactive editor. </text:span></text:p>
            <text:p text:style-name="P12"><text:span text:style-name="T33">It is generally used to parse and transform text, using a simple, compact programming language.</text:span></text:p>
            <text:p text:style-name="P12"><text:span text:style-name="T33"/></text:p>
            <text:p text:style-name="P12"><text:span text:style-name="T33">It allows to modify a file usinf scripts with instructions for sed editing plus the filename. Example of string substitution:</text:span></text:p>
            <text:p text:style-name="P12"><text:span text:style-name="T33"/></text:p>
            <text:p text:style-name="P12"><text:span text:style-name="T33"><text:s text:c="12"/></text:span><text:span text:style-name="T33">$sed 's/old_text/new_text/g' /tmp/testfile</text:span></text:p>
            <text:p text:style-name="P12"><text:span text:style-name="T33"><text:s text:c="12"/></text:span></text:p>
            <text:p text:style-name="P12"><text:span text:style-name="T33">Sed substitute the string 'old_text' with the string 'new_text' reading from file /tmp/testfile. The result is redirected to stdout, but it can be redirected also to a file using '&gt;' </text:span></text:p>
            <text:p text:style-name="P12"><text:span text:style-name="T33"/></text:p>
            <text:p text:style-name="P12"><text:span text:style-name="T33"><text:s text:c="12"/></text:span><text:span text:style-name="T33">$sed 12, 18d /tmp/testfile <text:s text:c="8"/></text:span></text:p>
            <text:p text:style-name="P12"><text:span text:style-name="T33"/></text:p>
            <text:p text:style-name="P12"><text:span text:style-name="T33">Sed displays all the rows from 12 to 18. The original file is not modified by this command, but if you redirect stdout on a new file, if is different from the original one (try).</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27" draw:layer="layout" svg:width="20.848cm" svg:height="2.286cm" svg:x="0cm" svg:y="0.099cm">
          <text:p text:style-name="P3"><text:span text:style-name="T16">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285cm" presentation:class="outline" presentation:user-transformed="true">
          <draw:text-box>
            <text:p text:style-name="P12"><text:span text:style-name="T33"><text:s/></text:span><text:span text:style-name="T33">Awk match a string on the base of a regular expression and execute a required action: </text:span></text:p>
            <text:p text:style-name="P12"><text:span text:style-name="T33">Create a file /tmp/filetext as follow: </text:span></text:p>
            <text:p text:style-name="P12"><text:span text:style-name="T33">cat filetext &lt;</text:span></text:p>
            <text:p text:style-name="P12"><text:span text:style-name="T33">test123</text:span></text:p>
            <text:p text:style-name="P12"><text:span text:style-name="T33">test</text:span></text:p>
            <text:p text:style-name="P12"><text:span text:style-name="T33">Tteesstt</text:span></text:p>
            <text:p text:style-name="P12"><text:span text:style-name="T33">EOF</text:span></text:p>
            <text:p text:style-name="P12"><text:span text:style-name="T33"><text:s text:c="12"/></text:span><text:span text:style-name="T33">$awk '/test/ {print}' /tmp/filetext <text:s text:c="10"/></text:span></text:p>
            <text:p text:style-name="P12"><text:span text:style-name="T33">test123</text:span></text:p>
            <text:p text:style-name="P12"><text:span text:style-name="T33">test</text:span></text:p>
            <text:p text:style-name="P12"><text:span text:style-name="T33">The regular expression requires to match the string 'test' </text:span></text:p>
            <text:p text:style-name="P12"><text:span text:style-name="T33">The required action is to 'print'the string containing ‘test’ when found.</text:span></text:p>
            <text:p text:style-name="P12"><text:span text:style-name="T33"/></text:p>
            <text:p text:style-name="P12"><text:span text:style-name="T33"><text:s text:c="12"/></text:span><text:span text:style-name="T33">$awk '/test/ {i=i+1} END {print i}' /tmp/filetext </text:span></text:p>
            <text:p text:style-name="P12"><text:span text:style-name="T33">3</text:span></text:p>
            <text:p text:style-name="P12"><text:span text:style-name="T33"/></text:p>
          </draw:text-box>
        </draw:frame>
        <draw:custom-shape draw:name="Google Shape;142;p29" draw:style-name="gr6" draw:text-style-name="P27" draw:layer="layout" svg:width="20.848cm" svg:height="2.286cm" svg:x="0.1cm" svg:y="0cm">
          <text:p text:style-name="P3"><text:span text:style-name="T16">Aw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12"><text:span text:style-name="T33">Create a script which launch one of the script you wrote by exercise,</text:span></text:p>
            <text:p text:style-name="P12"><text:span text:style-name="T33">Test the output of the command,</text:span></text:p>
            <text:p text:style-name="P12"><text:span text:style-name="T33">Write if the execution is ok or not.</text:span></text:p>
          </draw:text-box>
        </draw:frame>
        <draw:custom-shape draw:name="Google Shape;142;p29" draw:style-name="gr6" draw:text-style-name="P27" draw:layer="layout" svg:width="20.848cm" svg:height="2.286cm" svg:x="0cm" svg:y="0cm">
          <text:p text:style-name="P3"><text:span text:style-name="T16">How to check your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70</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70</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1-10T19:23:30.334252341</dc:date>
    <meta:editing-duration>P2DT4H15M46S</meta:editing-duration>
    <meta:editing-cycles>297</meta:editing-cycles>
    <meta:document-statistic meta:object-count="414"/>
  </office:meta>
</office:document-meta>
</file>